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5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&lt;contract_cost&gt;</text:p>
          </table:table-cell>
          <table:table-cell table:number-columns-repeated="7"/>
        </table:table-row>
        <table:table-row table:style-name="ro1">
          <table:table-cell table:formula="of:=COM.MICROSOFT.CONCAT([.D2];[.C2];[.E2])" office:value-type="string" office:string-value="&lt;value_node value=”20710“/&gt;" calcext:value-type="string">
            <text:p>&lt;value_node value=”20710“/&gt;</text:p>
          </table:table-cell>
          <table:table-cell office:value-type="float" office:value="20710" calcext:value-type="float">
            <text:p>20710</text:p>
          </table:table-cell>
          <table:table-cell table:formula="of:=[.B2]*[.F2]" office:value-type="float" office:value="20710" calcext:value-type="float">
            <text:p>20710</text:p>
          </table:table-cell>
          <table:table-cell office:value-type="string" calcext:value-type="string">
            <text:p>&lt;value_node value=”</text:p>
          </table:table-cell>
          <table:table-cell office:value-type="string" calcext:value-type="string">
            <text:p>“/&gt;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COM.MICROSOFT.CONCAT([.D3];[.C3];[.E3])" office:value-type="string" office:string-value="&lt;value_node value=”40490“/&gt;" calcext:value-type="string">
            <text:p>&lt;value_node value=”40490“/&gt;</text:p>
          </table:table-cell>
          <table:table-cell office:value-type="float" office:value="40490" calcext:value-type="float">
            <text:p>40490</text:p>
          </table:table-cell>
          <table:table-cell table:formula="of:=[.B3]*[.F3]" office:value-type="float" office:value="40490" calcext:value-type="float">
            <text:p>40490</text:p>
          </table:table-cell>
          <table:table-cell office:value-type="string" calcext:value-type="string">
            <text:p>&lt;value_node value=”</text:p>
          </table:table-cell>
          <table:table-cell office:value-type="string" calcext:value-type="string">
            <text:p>“/&gt;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COM.MICROSOFT.CONCAT([.D4];[.C4];[.E4])" office:value-type="string" office:string-value="&lt;value_node value=”103710“/&gt;" calcext:value-type="string">
            <text:p>&lt;value_node value=”103710“/&gt;</text:p>
          </table:table-cell>
          <table:table-cell office:value-type="float" office:value="103710" calcext:value-type="float">
            <text:p>103710</text:p>
          </table:table-cell>
          <table:table-cell table:formula="of:=[.B4]*[.F4]" office:value-type="float" office:value="103710" calcext:value-type="float">
            <text:p>103710</text:p>
          </table:table-cell>
          <table:table-cell office:value-type="string" calcext:value-type="string">
            <text:p>&lt;value_node value=”</text:p>
          </table:table-cell>
          <table:table-cell office:value-type="string" calcext:value-type="string">
            <text:p>“/&gt;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COM.MICROSOFT.CONCAT([.D5];[.C5];[.E5])" office:value-type="string" office:string-value="&lt;value_node value=”207030“/&gt;" calcext:value-type="string">
            <text:p>&lt;value_node value=”207030“/&gt;</text:p>
          </table:table-cell>
          <table:table-cell office:value-type="float" office:value="207030" calcext:value-type="float">
            <text:p>207030</text:p>
          </table:table-cell>
          <table:table-cell table:formula="of:=[.B5]*[.F5]" office:value-type="float" office:value="207030" calcext:value-type="float">
            <text:p>207030</text:p>
          </table:table-cell>
          <table:table-cell office:value-type="string" calcext:value-type="string">
            <text:p>&lt;value_node value=”</text:p>
          </table:table-cell>
          <table:table-cell office:value-type="string" calcext:value-type="string">
            <text:p>“/&gt;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COM.MICROSOFT.CONCAT([.D6];[.C6];[.E6])" office:value-type="string" office:string-value="&lt;value_node value=”264545“/&gt;" calcext:value-type="string">
            <text:p>&lt;value_node value=”264545“/&gt;</text:p>
          </table:table-cell>
          <table:table-cell office:value-type="float" office:value="264545" calcext:value-type="float">
            <text:p>264545</text:p>
          </table:table-cell>
          <table:table-cell table:formula="of:=[.B6]*[.F6]" office:value-type="float" office:value="264545" calcext:value-type="float">
            <text:p>264545</text:p>
          </table:table-cell>
          <table:table-cell office:value-type="string" calcext:value-type="string">
            <text:p>&lt;value_node value=”</text:p>
          </table:table-cell>
          <table:table-cell office:value-type="string" calcext:value-type="string">
            <text:p>“/&gt;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COM.MICROSOFT.CONCAT([.D7];[.C7];[.E7])" office:value-type="string" office:string-value="&lt;value_node value=”264790“/&gt;" calcext:value-type="string">
            <text:p>&lt;value_node value=”264790“/&gt;</text:p>
          </table:table-cell>
          <table:table-cell office:value-type="float" office:value="264790" calcext:value-type="float">
            <text:p>264790</text:p>
          </table:table-cell>
          <table:table-cell table:formula="of:=[.B7]*[.F7]" office:value-type="float" office:value="264790" calcext:value-type="float">
            <text:p>264790</text:p>
          </table:table-cell>
          <table:table-cell office:value-type="string" calcext:value-type="string">
            <text:p>&lt;value_node value=”</text:p>
          </table:table-cell>
          <table:table-cell office:value-type="string" calcext:value-type="string">
            <text:p>“/&gt;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COM.MICROSOFT.CONCAT([.D8];[.C8];[.E8])" office:value-type="string" office:string-value="&lt;value_node value=”265030“/&gt;" calcext:value-type="string">
            <text:p>&lt;value_node value=”265030“/&gt;</text:p>
          </table:table-cell>
          <table:table-cell office:value-type="float" office:value="265030" calcext:value-type="float">
            <text:p>265030</text:p>
          </table:table-cell>
          <table:table-cell table:formula="of:=[.B8]*[.F8]" office:value-type="float" office:value="265030" calcext:value-type="float">
            <text:p>265030</text:p>
          </table:table-cell>
          <table:table-cell office:value-type="string" calcext:value-type="string">
            <text:p>&lt;value_node value=”</text:p>
          </table:table-cell>
          <table:table-cell office:value-type="string" calcext:value-type="string">
            <text:p>“/&gt;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contract_cost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crimenet_callout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!-- placeholder --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value_node value="nothing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crimenet_callout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crimenet_video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!-- placeholder --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value_node value="cn_branchbank2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crimenet_video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max_mission_xp&gt;</text:p>
          </table:table-cell>
          <table:table-cell table:number-columns-repeated="7"/>
        </table:table-row>
        <table:table-row table:style-name="ro1">
          <table:table-cell table:formula="of:=COM.MICROSOFT.CONCAT([.D19];[.C19];[.E19])" office:value-type="string" office:string-value="&lt;value_node value=&quot;47474&quot;/&gt;" calcext:value-type="string">
            <text:p>&lt;value_node value="47474"/&gt;</text:p>
          </table:table-cell>
          <table:table-cell office:value-type="float" office:value="23737" calcext:value-type="float">
            <text:p>23737</text:p>
          </table:table-cell>
          <table:table-cell table:formula="of:=[.B19]*[.F19]" office:value-type="float" office:value="47474" calcext:value-type="float">
            <text:p>47474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D20];[.C20];[.E20])" office:value-type="string" office:string-value="&lt;value_node value=&quot;47474&quot;/&gt;" calcext:value-type="string">
            <text:p>&lt;value_node value="47474"/&gt;</text:p>
          </table:table-cell>
          <table:table-cell office:value-type="float" office:value="23737" calcext:value-type="float">
            <text:p>23737</text:p>
          </table:table-cell>
          <table:table-cell table:formula="of:=[.B20]*[.F20]" office:value-type="float" office:value="47474" calcext:value-type="float">
            <text:p>47474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D21];[.C21];[.E21])" office:value-type="string" office:string-value="&lt;value_node value=&quot;47474&quot;/&gt;" calcext:value-type="string">
            <text:p>&lt;value_node value="47474"/&gt;</text:p>
          </table:table-cell>
          <table:table-cell office:value-type="float" office:value="23737" calcext:value-type="float">
            <text:p>23737</text:p>
          </table:table-cell>
          <table:table-cell table:formula="of:=[.B21]*[.F21]" office:value-type="float" office:value="47474" calcext:value-type="float">
            <text:p>47474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D22];[.C22];[.E22])" office:value-type="string" office:string-value="&lt;value_node value=&quot;47474&quot;/&gt;" calcext:value-type="string">
            <text:p>&lt;value_node value="47474"/&gt;</text:p>
          </table:table-cell>
          <table:table-cell office:value-type="float" office:value="23737" calcext:value-type="float">
            <text:p>23737</text:p>
          </table:table-cell>
          <table:table-cell table:formula="of:=[.B22]*[.F22]" office:value-type="float" office:value="47474" calcext:value-type="float">
            <text:p>47474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D23];[.C23];[.E23])" office:value-type="string" office:string-value="&lt;value_node value=&quot;47474&quot;/&gt;" calcext:value-type="string">
            <text:p>&lt;value_node value="47474"/&gt;</text:p>
          </table:table-cell>
          <table:table-cell office:value-type="float" office:value="23737" calcext:value-type="float">
            <text:p>23737</text:p>
          </table:table-cell>
          <table:table-cell table:formula="of:=[.B23]*[.F23]" office:value-type="float" office:value="47474" calcext:value-type="float">
            <text:p>47474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D24];[.C24];[.E24])" office:value-type="string" office:string-value="&lt;value_node value=&quot;47474&quot;/&gt;" calcext:value-type="string">
            <text:p>&lt;value_node value="47474"/&gt;</text:p>
          </table:table-cell>
          <table:table-cell office:value-type="float" office:value="23737" calcext:value-type="float">
            <text:p>23737</text:p>
          </table:table-cell>
          <table:table-cell table:formula="of:=[.B24]*[.F24]" office:value-type="float" office:value="47474" calcext:value-type="float">
            <text:p>47474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D25];[.C25];[.E25])" office:value-type="string" office:string-value="&lt;value_node value=&quot;47474&quot;/&gt;" calcext:value-type="string">
            <text:p>&lt;value_node value="47474"/&gt;</text:p>
          </table:table-cell>
          <table:table-cell office:value-type="float" office:value="23737" calcext:value-type="float">
            <text:p>23737</text:p>
          </table:table-cell>
          <table:table-cell table:formula="of:=[.B25]*[.F25]" office:value-type="float" office:value="47474" calcext:value-type="float">
            <text:p>47474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max_mission_xp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min_mission_xp&gt;</text:p>
          </table:table-cell>
          <table:table-cell table:number-columns-repeated="7"/>
        </table:table-row>
        <table:table-row table:style-name="ro1">
          <table:table-cell table:formula="of:=COM.MICROSOFT.CONCAT([.D28];[.C28];[.E28])" office:value-type="string" office:string-value="&lt;value_node value=&quot;20740&quot;/&gt;" calcext:value-type="string">
            <text:p>&lt;value_node value="20740"/&gt;</text:p>
          </table:table-cell>
          <table:table-cell office:value-type="float" office:value="10370" calcext:value-type="float">
            <text:p>10370</text:p>
          </table:table-cell>
          <table:table-cell table:formula="of:=[.B28]*[.F28]" office:value-type="float" office:value="20740" calcext:value-type="float">
            <text:p>2074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D29];[.C29];[.E29])" office:value-type="string" office:string-value="&lt;value_node value=&quot;20740&quot;/&gt;" calcext:value-type="string">
            <text:p>&lt;value_node value="20740"/&gt;</text:p>
          </table:table-cell>
          <table:table-cell office:value-type="float" office:value="10370" calcext:value-type="float">
            <text:p>10370</text:p>
          </table:table-cell>
          <table:table-cell table:formula="of:=[.B29]*[.F29]" office:value-type="float" office:value="20740" calcext:value-type="float">
            <text:p>2074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D30];[.C30];[.E30])" office:value-type="string" office:string-value="&lt;value_node value=&quot;20740&quot;/&gt;" calcext:value-type="string">
            <text:p>&lt;value_node value="20740"/&gt;</text:p>
          </table:table-cell>
          <table:table-cell office:value-type="float" office:value="10370" calcext:value-type="float">
            <text:p>10370</text:p>
          </table:table-cell>
          <table:table-cell table:formula="of:=[.B30]*[.F30]" office:value-type="float" office:value="20740" calcext:value-type="float">
            <text:p>2074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D31];[.C31];[.E31])" office:value-type="string" office:string-value="&lt;value_node value=&quot;20740&quot;/&gt;" calcext:value-type="string">
            <text:p>&lt;value_node value="20740"/&gt;</text:p>
          </table:table-cell>
          <table:table-cell office:value-type="float" office:value="10370" calcext:value-type="float">
            <text:p>10370</text:p>
          </table:table-cell>
          <table:table-cell table:formula="of:=[.B31]*[.F31]" office:value-type="float" office:value="20740" calcext:value-type="float">
            <text:p>2074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D32];[.C32];[.E32])" office:value-type="string" office:string-value="&lt;value_node value=&quot;20740&quot;/&gt;" calcext:value-type="string">
            <text:p>&lt;value_node value="20740"/&gt;</text:p>
          </table:table-cell>
          <table:table-cell office:value-type="float" office:value="10370" calcext:value-type="float">
            <text:p>10370</text:p>
          </table:table-cell>
          <table:table-cell table:formula="of:=[.B32]*[.F32]" office:value-type="float" office:value="20740" calcext:value-type="float">
            <text:p>2074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D33];[.C33];[.E33])" office:value-type="string" office:string-value="&lt;value_node value=&quot;20740&quot;/&gt;" calcext:value-type="string">
            <text:p>&lt;value_node value="20740"/&gt;</text:p>
          </table:table-cell>
          <table:table-cell office:value-type="float" office:value="10370" calcext:value-type="float">
            <text:p>10370</text:p>
          </table:table-cell>
          <table:table-cell table:formula="of:=[.B33]*[.F33]" office:value-type="float" office:value="20740" calcext:value-type="float">
            <text:p>2074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D34];[.C34];[.E34])" office:value-type="string" office:string-value="&lt;value_node value=&quot;20740&quot;/&gt;" calcext:value-type="string">
            <text:p>&lt;value_node value="20740"/&gt;</text:p>
          </table:table-cell>
          <table:table-cell office:value-type="float" office:value="10370" calcext:value-type="float">
            <text:p>10370</text:p>
          </table:table-cell>
          <table:table-cell table:formula="of:=[.B34]*[.F34]" office:value-type="float" office:value="20740" calcext:value-type="float">
            <text:p>2074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min_mission_xp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yout&gt;</text:p>
          </table:table-cell>
          <table:table-cell table:number-columns-repeated="7"/>
        </table:table-row>
        <table:table-row table:style-name="ro1">
          <table:table-cell table:formula="of:=COM.MICROSOFT.CONCAT([.D37];[.C37];[.E37])" office:value-type="string" office:string-value="&lt;value_node value=&quot;32725&quot;/&gt;" calcext:value-type="string">
            <text:p>&lt;value_node value="32725"/&gt;</text:p>
          </table:table-cell>
          <table:table-cell office:value-type="float" office:value="32725" calcext:value-type="float">
            <text:p>32725</text:p>
          </table:table-cell>
          <table:table-cell table:formula="of:=[.B37]*[.F37]" office:value-type="float" office:value="32725" calcext:value-type="float">
            <text:p>3272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COM.MICROSOFT.CONCAT([.D38];[.C38];[.E38])" office:value-type="string" office:string-value="&lt;value_node value=&quot;60052&quot;/&gt;" calcext:value-type="string">
            <text:p>&lt;value_node value="60052"/&gt;</text:p>
          </table:table-cell>
          <table:table-cell office:value-type="float" office:value="60052" calcext:value-type="float">
            <text:p>60052</text:p>
          </table:table-cell>
          <table:table-cell table:formula="of:=[.B38]*[.F38]" office:value-type="float" office:value="60052" calcext:value-type="float">
            <text:p>60052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COM.MICROSOFT.CONCAT([.D39];[.C39];[.E39])" office:value-type="string" office:string-value="&lt;value_node value=&quot;130139&quot;/&gt;" calcext:value-type="string">
            <text:p>&lt;value_node value="130139"/&gt;</text:p>
          </table:table-cell>
          <table:table-cell office:value-type="float" office:value="130139" calcext:value-type="float">
            <text:p>130139</text:p>
          </table:table-cell>
          <table:table-cell table:formula="of:=[.B39]*[.F39]" office:value-type="float" office:value="130139" calcext:value-type="float">
            <text:p>130139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COM.MICROSOFT.CONCAT([.D40];[.C40];[.E40])" office:value-type="string" office:string-value="&lt;value_node value=&quot;246204&quot;/&gt;" calcext:value-type="string">
            <text:p>&lt;value_node value="246204"/&gt;</text:p>
          </table:table-cell>
          <table:table-cell office:value-type="float" office:value="246204" calcext:value-type="float">
            <text:p>246204</text:p>
          </table:table-cell>
          <table:table-cell table:formula="of:=[.B40]*[.F40]" office:value-type="float" office:value="246204" calcext:value-type="float">
            <text:p>246204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COM.MICROSOFT.CONCAT([.D41];[.C41];[.E41])" office:value-type="string" office:string-value="&lt;value_node value=&quot;319067&quot;/&gt;" calcext:value-type="string">
            <text:p>&lt;value_node value="319067"/&gt;</text:p>
          </table:table-cell>
          <table:table-cell office:value-type="float" office:value="319067" calcext:value-type="float">
            <text:p>319067</text:p>
          </table:table-cell>
          <table:table-cell table:formula="of:=[.B41]*[.F41]" office:value-type="float" office:value="319067" calcext:value-type="float">
            <text:p>319067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COM.MICROSOFT.CONCAT([.D42];[.C42];[.E42])" office:value-type="string" office:string-value="&lt;value_node value=&quot;322243&quot;/&gt;" calcext:value-type="string">
            <text:p>&lt;value_node value="322243"/&gt;</text:p>
          </table:table-cell>
          <table:table-cell office:value-type="float" office:value="322243" calcext:value-type="float">
            <text:p>322243</text:p>
          </table:table-cell>
          <table:table-cell table:formula="of:=[.B42]*[.F42]" office:value-type="float" office:value="322243" calcext:value-type="float">
            <text:p>322243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COM.MICROSOFT.CONCAT([.D43];[.C43];[.E43])" office:value-type="string" office:string-value="&lt;value_node value=&quot;324383&quot;/&gt;" calcext:value-type="string">
            <text:p>&lt;value_node value="324383"/&gt;</text:p>
          </table:table-cell>
          <table:table-cell office:value-type="float" office:value="324383" calcext:value-type="float">
            <text:p>324383</text:p>
          </table:table-cell>
          <table:table-cell table:formula="of:=[.B43]*[.F43]" office:value-type="float" office:value="324383" calcext:value-type="float">
            <text:p>324383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payout&gt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contract_cost&gt;</text:p>
          </table:table-cell>
          <table:table-cell table:number-columns-repeated="7"/>
        </table:table-row>
        <table:table-row table:style-name="ro1">
          <table:table-cell table:formula="of:=COM.MICROSOFT.CONCAT([.D47];[.C47];[.E47])" office:value-type="string" office:string-value="&lt;value_node value=&quot;41420&quot;/&gt;" calcext:value-type="string">
            <text:p>&lt;value_node value="41420"/&gt;</text:p>
          </table:table-cell>
          <table:table-cell office:value-type="float" office:value="20710" calcext:value-type="float">
            <text:p>20710</text:p>
          </table:table-cell>
          <table:table-cell table:formula="of:=[.B47]*[.F47]" office:value-type="float" office:value="41420" calcext:value-type="float">
            <text:p>4142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D48];[.C48];[.E48])" office:value-type="string" office:string-value="&lt;value_node value=&quot;80980&quot;/&gt;" calcext:value-type="string">
            <text:p>&lt;value_node value="80980"/&gt;</text:p>
          </table:table-cell>
          <table:table-cell office:value-type="float" office:value="40490" calcext:value-type="float">
            <text:p>40490</text:p>
          </table:table-cell>
          <table:table-cell table:formula="of:=[.B48]*[.F48]" office:value-type="float" office:value="80980" calcext:value-type="float">
            <text:p>8098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D49];[.C49];[.E49])" office:value-type="string" office:string-value="&lt;value_node value=&quot;207420&quot;/&gt;" calcext:value-type="string">
            <text:p>&lt;value_node value="207420"/&gt;</text:p>
          </table:table-cell>
          <table:table-cell office:value-type="float" office:value="103710" calcext:value-type="float">
            <text:p>103710</text:p>
          </table:table-cell>
          <table:table-cell table:formula="of:=[.B49]*[.F49]" office:value-type="float" office:value="207420" calcext:value-type="float">
            <text:p>20742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D50];[.C50];[.E50])" office:value-type="string" office:string-value="&lt;value_node value=&quot;414060&quot;/&gt;" calcext:value-type="string">
            <text:p>&lt;value_node value="414060"/&gt;</text:p>
          </table:table-cell>
          <table:table-cell office:value-type="float" office:value="207030" calcext:value-type="float">
            <text:p>207030</text:p>
          </table:table-cell>
          <table:table-cell table:formula="of:=[.B50]*[.F50]" office:value-type="float" office:value="414060" calcext:value-type="float">
            <text:p>41406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D51];[.C51];[.E51])" office:value-type="string" office:string-value="&lt;value_node value=&quot;529090&quot;/&gt;" calcext:value-type="string">
            <text:p>&lt;value_node value="529090"/&gt;</text:p>
          </table:table-cell>
          <table:table-cell office:value-type="float" office:value="264545" calcext:value-type="float">
            <text:p>264545</text:p>
          </table:table-cell>
          <table:table-cell table:formula="of:=[.B51]*[.F51]" office:value-type="float" office:value="529090" calcext:value-type="float">
            <text:p>52909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D52];[.C52];[.E52])" office:value-type="string" office:string-value="&lt;value_node value=&quot;529580&quot;/&gt;" calcext:value-type="string">
            <text:p>&lt;value_node value="529580"/&gt;</text:p>
          </table:table-cell>
          <table:table-cell office:value-type="float" office:value="264790" calcext:value-type="float">
            <text:p>264790</text:p>
          </table:table-cell>
          <table:table-cell table:formula="of:=[.B52]*[.F52]" office:value-type="float" office:value="529580" calcext:value-type="float">
            <text:p>52958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D53];[.C53];[.E53])" office:value-type="string" office:string-value="&lt;value_node value=&quot;530060&quot;/&gt;" calcext:value-type="string">
            <text:p>&lt;value_node value="530060"/&gt;</text:p>
          </table:table-cell>
          <table:table-cell office:value-type="float" office:value="265030" calcext:value-type="float">
            <text:p>265030</text:p>
          </table:table-cell>
          <table:table-cell table:formula="of:=[.B53]*[.F53]" office:value-type="float" office:value="530060" calcext:value-type="float">
            <text:p>53006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contract_cost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crimenet_callout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!-- placeholder --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value_node value="nothing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crimenet_callout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crimenet_video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!-- placeholder --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value_node value="cn_branchbank2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crimenet_video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max_mission_xp&gt;</text:p>
          </table:table-cell>
          <table:table-cell table:number-columns-repeated="7"/>
        </table:table-row>
        <table:table-row table:style-name="ro1">
          <table:table-cell table:formula="of:=COM.MICROSOFT.CONCAT([.D64];[.C64];[.E64])" office:value-type="string" office:string-value="&lt;value_node value=&quot;54595.1&quot;/&gt;" calcext:value-type="string">
            <text:p>&lt;value_node value="54595.1"/&gt;</text:p>
          </table:table-cell>
          <table:table-cell office:value-type="float" office:value="23737" calcext:value-type="float">
            <text:p>23737</text:p>
          </table:table-cell>
          <table:table-cell table:formula="of:=[.B64]*[.F64]" office:value-type="float" office:value="54595.1" calcext:value-type="float">
            <text:p>5459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table:formula="of:=COM.MICROSOFT.CONCAT([.D65];[.C65];[.E65])" office:value-type="string" office:string-value="&lt;value_node value=&quot;54595.1&quot;/&gt;" calcext:value-type="string">
            <text:p>&lt;value_node value="54595.1"/&gt;</text:p>
          </table:table-cell>
          <table:table-cell office:value-type="float" office:value="23737" calcext:value-type="float">
            <text:p>23737</text:p>
          </table:table-cell>
          <table:table-cell table:formula="of:=[.B65]*[.F65]" office:value-type="float" office:value="54595.1" calcext:value-type="float">
            <text:p>5459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table:formula="of:=COM.MICROSOFT.CONCAT([.D66];[.C66];[.E66])" office:value-type="string" office:string-value="&lt;value_node value=&quot;54595.1&quot;/&gt;" calcext:value-type="string">
            <text:p>&lt;value_node value="54595.1"/&gt;</text:p>
          </table:table-cell>
          <table:table-cell office:value-type="float" office:value="23737" calcext:value-type="float">
            <text:p>23737</text:p>
          </table:table-cell>
          <table:table-cell table:formula="of:=[.B66]*[.F66]" office:value-type="float" office:value="54595.1" calcext:value-type="float">
            <text:p>5459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table:formula="of:=COM.MICROSOFT.CONCAT([.D67];[.C67];[.E67])" office:value-type="string" office:string-value="&lt;value_node value=&quot;54595.1&quot;/&gt;" calcext:value-type="string">
            <text:p>&lt;value_node value="54595.1"/&gt;</text:p>
          </table:table-cell>
          <table:table-cell office:value-type="float" office:value="23737" calcext:value-type="float">
            <text:p>23737</text:p>
          </table:table-cell>
          <table:table-cell table:formula="of:=[.B67]*[.F67]" office:value-type="float" office:value="54595.1" calcext:value-type="float">
            <text:p>5459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table:formula="of:=COM.MICROSOFT.CONCAT([.D68];[.C68];[.E68])" office:value-type="string" office:string-value="&lt;value_node value=&quot;54595.1&quot;/&gt;" calcext:value-type="string">
            <text:p>&lt;value_node value="54595.1"/&gt;</text:p>
          </table:table-cell>
          <table:table-cell office:value-type="float" office:value="23737" calcext:value-type="float">
            <text:p>23737</text:p>
          </table:table-cell>
          <table:table-cell table:formula="of:=[.B68]*[.F68]" office:value-type="float" office:value="54595.1" calcext:value-type="float">
            <text:p>5459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table:formula="of:=COM.MICROSOFT.CONCAT([.D69];[.C69];[.E69])" office:value-type="string" office:string-value="&lt;value_node value=&quot;54595.1&quot;/&gt;" calcext:value-type="string">
            <text:p>&lt;value_node value="54595.1"/&gt;</text:p>
          </table:table-cell>
          <table:table-cell office:value-type="float" office:value="23737" calcext:value-type="float">
            <text:p>23737</text:p>
          </table:table-cell>
          <table:table-cell table:formula="of:=[.B69]*[.F69]" office:value-type="float" office:value="54595.1" calcext:value-type="float">
            <text:p>5459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table:formula="of:=COM.MICROSOFT.CONCAT([.D70];[.C70];[.E70])" office:value-type="string" office:string-value="&lt;value_node value=&quot;54595.1&quot;/&gt;" calcext:value-type="string">
            <text:p>&lt;value_node value="54595.1"/&gt;</text:p>
          </table:table-cell>
          <table:table-cell office:value-type="float" office:value="23737" calcext:value-type="float">
            <text:p>23737</text:p>
          </table:table-cell>
          <table:table-cell table:formula="of:=[.B70]*[.F70]" office:value-type="float" office:value="54595.1" calcext:value-type="float">
            <text:p>5459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max_mission_xp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min_mission_xp&gt;</text:p>
          </table:table-cell>
          <table:table-cell table:number-columns-repeated="7"/>
        </table:table-row>
        <table:table-row table:style-name="ro1">
          <table:table-cell table:formula="of:=COM.MICROSOFT.CONCAT([.D73];[.C73];[.E73])" office:value-type="string" office:string-value="&lt;value_node value=&quot;23851&quot;/&gt;" calcext:value-type="string">
            <text:p>&lt;value_node value="23851"/&gt;</text:p>
          </table:table-cell>
          <table:table-cell office:value-type="float" office:value="10370" calcext:value-type="float">
            <text:p>10370</text:p>
          </table:table-cell>
          <table:table-cell table:formula="of:=[.B73]*[.F73]" office:value-type="float" office:value="23851" calcext:value-type="float">
            <text:p>23851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table:formula="of:=COM.MICROSOFT.CONCAT([.D74];[.C74];[.E74])" office:value-type="string" office:string-value="&lt;value_node value=&quot;23851&quot;/&gt;" calcext:value-type="string">
            <text:p>&lt;value_node value="23851"/&gt;</text:p>
          </table:table-cell>
          <table:table-cell office:value-type="float" office:value="10370" calcext:value-type="float">
            <text:p>10370</text:p>
          </table:table-cell>
          <table:table-cell table:formula="of:=[.B74]*[.F74]" office:value-type="float" office:value="23851" calcext:value-type="float">
            <text:p>23851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table:formula="of:=COM.MICROSOFT.CONCAT([.D75];[.C75];[.E75])" office:value-type="string" office:string-value="&lt;value_node value=&quot;23851&quot;/&gt;" calcext:value-type="string">
            <text:p>&lt;value_node value="23851"/&gt;</text:p>
          </table:table-cell>
          <table:table-cell office:value-type="float" office:value="10370" calcext:value-type="float">
            <text:p>10370</text:p>
          </table:table-cell>
          <table:table-cell table:formula="of:=[.B75]*[.F75]" office:value-type="float" office:value="23851" calcext:value-type="float">
            <text:p>23851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table:formula="of:=COM.MICROSOFT.CONCAT([.D76];[.C76];[.E76])" office:value-type="string" office:string-value="&lt;value_node value=&quot;23851&quot;/&gt;" calcext:value-type="string">
            <text:p>&lt;value_node value="23851"/&gt;</text:p>
          </table:table-cell>
          <table:table-cell office:value-type="float" office:value="10370" calcext:value-type="float">
            <text:p>10370</text:p>
          </table:table-cell>
          <table:table-cell table:formula="of:=[.B76]*[.F76]" office:value-type="float" office:value="23851" calcext:value-type="float">
            <text:p>23851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table:formula="of:=COM.MICROSOFT.CONCAT([.D77];[.C77];[.E77])" office:value-type="string" office:string-value="&lt;value_node value=&quot;23851&quot;/&gt;" calcext:value-type="string">
            <text:p>&lt;value_node value="23851"/&gt;</text:p>
          </table:table-cell>
          <table:table-cell office:value-type="float" office:value="10370" calcext:value-type="float">
            <text:p>10370</text:p>
          </table:table-cell>
          <table:table-cell table:formula="of:=[.B77]*[.F77]" office:value-type="float" office:value="23851" calcext:value-type="float">
            <text:p>23851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table:formula="of:=COM.MICROSOFT.CONCAT([.D78];[.C78];[.E78])" office:value-type="string" office:string-value="&lt;value_node value=&quot;23851&quot;/&gt;" calcext:value-type="string">
            <text:p>&lt;value_node value="23851"/&gt;</text:p>
          </table:table-cell>
          <table:table-cell office:value-type="float" office:value="10370" calcext:value-type="float">
            <text:p>10370</text:p>
          </table:table-cell>
          <table:table-cell table:formula="of:=[.B78]*[.F78]" office:value-type="float" office:value="23851" calcext:value-type="float">
            <text:p>23851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table:formula="of:=COM.MICROSOFT.CONCAT([.D79];[.C79];[.E79])" office:value-type="string" office:string-value="&lt;value_node value=&quot;23851&quot;/&gt;" calcext:value-type="string">
            <text:p>&lt;value_node value="23851"/&gt;</text:p>
          </table:table-cell>
          <table:table-cell office:value-type="float" office:value="10370" calcext:value-type="float">
            <text:p>10370</text:p>
          </table:table-cell>
          <table:table-cell table:formula="of:=[.B79]*[.F79]" office:value-type="float" office:value="23851" calcext:value-type="float">
            <text:p>23851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min_mission_xp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yout&gt;</text:p>
          </table:table-cell>
          <table:table-cell table:number-columns-repeated="7"/>
        </table:table-row>
        <table:table-row table:style-name="ro1">
          <table:table-cell table:formula="of:=COM.MICROSOFT.CONCAT([.D82];[.C82];[.E82])" office:value-type="string" office:string-value="&lt;value_node value=&quot;65450&quot;/&gt;" calcext:value-type="string">
            <text:p>&lt;value_node value="65450"/&gt;</text:p>
          </table:table-cell>
          <table:table-cell office:value-type="float" office:value="32725" calcext:value-type="float">
            <text:p>32725</text:p>
          </table:table-cell>
          <table:table-cell table:formula="of:=[.B82]*[.F82]" office:value-type="float" office:value="65450" calcext:value-type="float">
            <text:p>6545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D83];[.C83];[.E83])" office:value-type="string" office:string-value="&lt;value_node value=&quot;120104&quot;/&gt;" calcext:value-type="string">
            <text:p>&lt;value_node value="120104"/&gt;</text:p>
          </table:table-cell>
          <table:table-cell office:value-type="float" office:value="60052" calcext:value-type="float">
            <text:p>60052</text:p>
          </table:table-cell>
          <table:table-cell table:formula="of:=[.B83]*[.F83]" office:value-type="float" office:value="120104" calcext:value-type="float">
            <text:p>120104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D84];[.C84];[.E84])" office:value-type="string" office:string-value="&lt;value_node value=&quot;260278&quot;/&gt;" calcext:value-type="string">
            <text:p>&lt;value_node value="260278"/&gt;</text:p>
          </table:table-cell>
          <table:table-cell office:value-type="float" office:value="130139" calcext:value-type="float">
            <text:p>130139</text:p>
          </table:table-cell>
          <table:table-cell table:formula="of:=[.B84]*[.F84]" office:value-type="float" office:value="260278" calcext:value-type="float">
            <text:p>26027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D85];[.C85];[.E85])" office:value-type="string" office:string-value="&lt;value_node value=&quot;492408&quot;/&gt;" calcext:value-type="string">
            <text:p>&lt;value_node value="492408"/&gt;</text:p>
          </table:table-cell>
          <table:table-cell office:value-type="float" office:value="246204" calcext:value-type="float">
            <text:p>246204</text:p>
          </table:table-cell>
          <table:table-cell table:formula="of:=[.B85]*[.F85]" office:value-type="float" office:value="492408" calcext:value-type="float">
            <text:p>49240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D86];[.C86];[.E86])" office:value-type="string" office:string-value="&lt;value_node value=&quot;638134&quot;/&gt;" calcext:value-type="string">
            <text:p>&lt;value_node value="638134"/&gt;</text:p>
          </table:table-cell>
          <table:table-cell office:value-type="float" office:value="319067" calcext:value-type="float">
            <text:p>319067</text:p>
          </table:table-cell>
          <table:table-cell table:formula="of:=[.B86]*[.F86]" office:value-type="float" office:value="638134" calcext:value-type="float">
            <text:p>638134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D87];[.C87];[.E87])" office:value-type="string" office:string-value="&lt;value_node value=&quot;644486&quot;/&gt;" calcext:value-type="string">
            <text:p>&lt;value_node value="644486"/&gt;</text:p>
          </table:table-cell>
          <table:table-cell office:value-type="float" office:value="322243" calcext:value-type="float">
            <text:p>322243</text:p>
          </table:table-cell>
          <table:table-cell table:formula="of:=[.B87]*[.F87]" office:value-type="float" office:value="644486" calcext:value-type="float">
            <text:p>644486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COM.MICROSOFT.CONCAT([.D88];[.C88];[.E88])" office:value-type="string" office:string-value="&lt;value_node value=&quot;648766&quot;/&gt;" calcext:value-type="string">
            <text:p>&lt;value_node value="648766"/&gt;</text:p>
          </table:table-cell>
          <table:table-cell office:value-type="float" office:value="324383" calcext:value-type="float">
            <text:p>324383</text:p>
          </table:table-cell>
          <table:table-cell table:formula="of:=[.B88]*[.F88]" office:value-type="float" office:value="648766" calcext:value-type="float">
            <text:p>648766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payout&gt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contract_cost&gt;</text:p>
          </table:table-cell>
          <table:table-cell table:number-columns-repeated="7"/>
        </table:table-row>
        <table:table-row table:style-name="ro1">
          <table:table-cell table:formula="of:=COM.MICROSOFT.CONCAT([.D92];[.C92];[.E92])" office:value-type="string" office:string-value="&lt;value_node value=&quot;62130&quot;/&gt;" calcext:value-type="string">
            <text:p>&lt;value_node value="62130"/&gt;</text:p>
          </table:table-cell>
          <table:table-cell office:value-type="float" office:value="20710" calcext:value-type="float">
            <text:p>20710</text:p>
          </table:table-cell>
          <table:table-cell table:formula="of:=[.B92]*[.F92]" office:value-type="float" office:value="62130" calcext:value-type="float">
            <text:p>6213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D93];[.C93];[.E93])" office:value-type="string" office:string-value="&lt;value_node value=&quot;121470&quot;/&gt;" calcext:value-type="string">
            <text:p>&lt;value_node value="121470"/&gt;</text:p>
          </table:table-cell>
          <table:table-cell office:value-type="float" office:value="40490" calcext:value-type="float">
            <text:p>40490</text:p>
          </table:table-cell>
          <table:table-cell table:formula="of:=[.B93]*[.F93]" office:value-type="float" office:value="121470" calcext:value-type="float">
            <text:p>12147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D94];[.C94];[.E94])" office:value-type="string" office:string-value="&lt;value_node value=&quot;311130&quot;/&gt;" calcext:value-type="string">
            <text:p>&lt;value_node value="311130"/&gt;</text:p>
          </table:table-cell>
          <table:table-cell office:value-type="float" office:value="103710" calcext:value-type="float">
            <text:p>103710</text:p>
          </table:table-cell>
          <table:table-cell table:formula="of:=[.B94]*[.F94]" office:value-type="float" office:value="311130" calcext:value-type="float">
            <text:p>31113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D95];[.C95];[.E95])" office:value-type="string" office:string-value="&lt;value_node value=&quot;621090&quot;/&gt;" calcext:value-type="string">
            <text:p>&lt;value_node value="621090"/&gt;</text:p>
          </table:table-cell>
          <table:table-cell office:value-type="float" office:value="207030" calcext:value-type="float">
            <text:p>207030</text:p>
          </table:table-cell>
          <table:table-cell table:formula="of:=[.B95]*[.F95]" office:value-type="float" office:value="621090" calcext:value-type="float">
            <text:p>62109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D96];[.C96];[.E96])" office:value-type="string" office:string-value="&lt;value_node value=&quot;793635&quot;/&gt;" calcext:value-type="string">
            <text:p>&lt;value_node value="793635"/&gt;</text:p>
          </table:table-cell>
          <table:table-cell office:value-type="float" office:value="264545" calcext:value-type="float">
            <text:p>264545</text:p>
          </table:table-cell>
          <table:table-cell table:formula="of:=[.B96]*[.F96]" office:value-type="float" office:value="793635" calcext:value-type="float">
            <text:p>79363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D97];[.C97];[.E97])" office:value-type="string" office:string-value="&lt;value_node value=&quot;794370&quot;/&gt;" calcext:value-type="string">
            <text:p>&lt;value_node value="794370"/&gt;</text:p>
          </table:table-cell>
          <table:table-cell office:value-type="float" office:value="264790" calcext:value-type="float">
            <text:p>264790</text:p>
          </table:table-cell>
          <table:table-cell table:formula="of:=[.B97]*[.F97]" office:value-type="float" office:value="794370" calcext:value-type="float">
            <text:p>79437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D98];[.C98];[.E98])" office:value-type="string" office:string-value="&lt;value_node value=&quot;795090&quot;/&gt;" calcext:value-type="string">
            <text:p>&lt;value_node value="795090"/&gt;</text:p>
          </table:table-cell>
          <table:table-cell office:value-type="float" office:value="265030" calcext:value-type="float">
            <text:p>265030</text:p>
          </table:table-cell>
          <table:table-cell table:formula="of:=[.B98]*[.F98]" office:value-type="float" office:value="795090" calcext:value-type="float">
            <text:p>79509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contract_cost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crimenet_callout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!-- placeholder --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value_node value="nothing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crimenet_callout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crimenet_video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!-- placeholder --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value_node value="cn_branchbank2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crimenet_video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max_mission_xp&gt;</text:p>
          </table:table-cell>
          <table:table-cell table:number-columns-repeated="7"/>
        </table:table-row>
        <table:table-row table:style-name="ro1">
          <table:table-cell table:formula="of:=COM.MICROSOFT.CONCAT([.D109];[.C109];[.E109])" office:value-type="string" office:string-value="&lt;value_node value=&quot;57918.28&quot;/&gt;" calcext:value-type="string">
            <text:p>&lt;value_node value="57918.28"/&gt;</text:p>
          </table:table-cell>
          <table:table-cell office:value-type="float" office:value="23737" calcext:value-type="float">
            <text:p>23737</text:p>
          </table:table-cell>
          <table:table-cell table:formula="of:=[.B109]*[.F109]" office:value-type="float" office:value="57918.28" calcext:value-type="float">
            <text:p>5791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44" calcext:value-type="float">
            <text:p>2.44</text:p>
          </table:table-cell>
          <table:table-cell table:number-columns-repeated="2"/>
        </table:table-row>
        <table:table-row table:style-name="ro1">
          <table:table-cell table:formula="of:=COM.MICROSOFT.CONCAT([.D110];[.C110];[.E110])" office:value-type="string" office:string-value="&lt;value_node value=&quot;57918.28&quot;/&gt;" calcext:value-type="string">
            <text:p>&lt;value_node value="57918.28"/&gt;</text:p>
          </table:table-cell>
          <table:table-cell office:value-type="float" office:value="23737" calcext:value-type="float">
            <text:p>23737</text:p>
          </table:table-cell>
          <table:table-cell table:formula="of:=[.B110]*[.F110]" office:value-type="float" office:value="57918.28" calcext:value-type="float">
            <text:p>5791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44" calcext:value-type="float">
            <text:p>2.44</text:p>
          </table:table-cell>
          <table:table-cell table:number-columns-repeated="2"/>
        </table:table-row>
        <table:table-row table:style-name="ro1">
          <table:table-cell table:formula="of:=COM.MICROSOFT.CONCAT([.D111];[.C111];[.E111])" office:value-type="string" office:string-value="&lt;value_node value=&quot;57918.28&quot;/&gt;" calcext:value-type="string">
            <text:p>&lt;value_node value="57918.28"/&gt;</text:p>
          </table:table-cell>
          <table:table-cell office:value-type="float" office:value="23737" calcext:value-type="float">
            <text:p>23737</text:p>
          </table:table-cell>
          <table:table-cell table:formula="of:=[.B111]*[.F111]" office:value-type="float" office:value="57918.28" calcext:value-type="float">
            <text:p>5791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44" calcext:value-type="float">
            <text:p>2.44</text:p>
          </table:table-cell>
          <table:table-cell table:number-columns-repeated="2"/>
        </table:table-row>
        <table:table-row table:style-name="ro1">
          <table:table-cell table:formula="of:=COM.MICROSOFT.CONCAT([.D112];[.C112];[.E112])" office:value-type="string" office:string-value="&lt;value_node value=&quot;57918.28&quot;/&gt;" calcext:value-type="string">
            <text:p>&lt;value_node value="57918.28"/&gt;</text:p>
          </table:table-cell>
          <table:table-cell office:value-type="float" office:value="23737" calcext:value-type="float">
            <text:p>23737</text:p>
          </table:table-cell>
          <table:table-cell table:formula="of:=[.B112]*[.F112]" office:value-type="float" office:value="57918.28" calcext:value-type="float">
            <text:p>5791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44" calcext:value-type="float">
            <text:p>2.44</text:p>
          </table:table-cell>
          <table:table-cell table:number-columns-repeated="2"/>
        </table:table-row>
        <table:table-row table:style-name="ro1">
          <table:table-cell table:formula="of:=COM.MICROSOFT.CONCAT([.D113];[.C113];[.E113])" office:value-type="string" office:string-value="&lt;value_node value=&quot;57918.28&quot;/&gt;" calcext:value-type="string">
            <text:p>&lt;value_node value="57918.28"/&gt;</text:p>
          </table:table-cell>
          <table:table-cell office:value-type="float" office:value="23737" calcext:value-type="float">
            <text:p>23737</text:p>
          </table:table-cell>
          <table:table-cell table:formula="of:=[.B113]*[.F113]" office:value-type="float" office:value="57918.28" calcext:value-type="float">
            <text:p>5791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44" calcext:value-type="float">
            <text:p>2.44</text:p>
          </table:table-cell>
          <table:table-cell table:number-columns-repeated="2"/>
        </table:table-row>
        <table:table-row table:style-name="ro1">
          <table:table-cell table:formula="of:=COM.MICROSOFT.CONCAT([.D114];[.C114];[.E114])" office:value-type="string" office:string-value="&lt;value_node value=&quot;57918.28&quot;/&gt;" calcext:value-type="string">
            <text:p>&lt;value_node value="57918.28"/&gt;</text:p>
          </table:table-cell>
          <table:table-cell office:value-type="float" office:value="23737" calcext:value-type="float">
            <text:p>23737</text:p>
          </table:table-cell>
          <table:table-cell table:formula="of:=[.B114]*[.F114]" office:value-type="float" office:value="57918.28" calcext:value-type="float">
            <text:p>5791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44" calcext:value-type="float">
            <text:p>2.44</text:p>
          </table:table-cell>
          <table:table-cell table:number-columns-repeated="2"/>
        </table:table-row>
        <table:table-row table:style-name="ro1">
          <table:table-cell table:formula="of:=COM.MICROSOFT.CONCAT([.D115];[.C115];[.E115])" office:value-type="string" office:string-value="&lt;value_node value=&quot;57918.28&quot;/&gt;" calcext:value-type="string">
            <text:p>&lt;value_node value="57918.28"/&gt;</text:p>
          </table:table-cell>
          <table:table-cell office:value-type="float" office:value="23737" calcext:value-type="float">
            <text:p>23737</text:p>
          </table:table-cell>
          <table:table-cell table:formula="of:=[.B115]*[.F115]" office:value-type="float" office:value="57918.28" calcext:value-type="float">
            <text:p>5791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44" calcext:value-type="float">
            <text:p>2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max_mission_xp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min_mission_xp&gt;</text:p>
          </table:table-cell>
          <table:table-cell table:number-columns-repeated="7"/>
        </table:table-row>
        <table:table-row table:style-name="ro1">
          <table:table-cell table:formula="of:=COM.MICROSOFT.CONCAT([.D118];[.C118];[.E118])" office:value-type="string" office:string-value="&lt;value_node value=&quot;25302.8&quot;/&gt;" calcext:value-type="string">
            <text:p>&lt;value_node value="25302.8"/&gt;</text:p>
          </table:table-cell>
          <table:table-cell office:value-type="float" office:value="10370" calcext:value-type="float">
            <text:p>10370</text:p>
          </table:table-cell>
          <table:table-cell table:formula="of:=[.B118]*[.F118]" office:value-type="float" office:value="25302.8" calcext:value-type="float">
            <text:p>25303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44" calcext:value-type="float">
            <text:p>2.44</text:p>
          </table:table-cell>
          <table:table-cell table:number-columns-repeated="2"/>
        </table:table-row>
        <table:table-row table:style-name="ro1">
          <table:table-cell table:formula="of:=COM.MICROSOFT.CONCAT([.D119];[.C119];[.E119])" office:value-type="string" office:string-value="&lt;value_node value=&quot;25302.8&quot;/&gt;" calcext:value-type="string">
            <text:p>&lt;value_node value="25302.8"/&gt;</text:p>
          </table:table-cell>
          <table:table-cell office:value-type="float" office:value="10370" calcext:value-type="float">
            <text:p>10370</text:p>
          </table:table-cell>
          <table:table-cell table:formula="of:=[.B119]*[.F119]" office:value-type="float" office:value="25302.8" calcext:value-type="float">
            <text:p>25303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44" calcext:value-type="float">
            <text:p>2.44</text:p>
          </table:table-cell>
          <table:table-cell table:number-columns-repeated="2"/>
        </table:table-row>
        <table:table-row table:style-name="ro1">
          <table:table-cell table:formula="of:=COM.MICROSOFT.CONCAT([.D120];[.C120];[.E120])" office:value-type="string" office:string-value="&lt;value_node value=&quot;25302.8&quot;/&gt;" calcext:value-type="string">
            <text:p>&lt;value_node value="25302.8"/&gt;</text:p>
          </table:table-cell>
          <table:table-cell office:value-type="float" office:value="10370" calcext:value-type="float">
            <text:p>10370</text:p>
          </table:table-cell>
          <table:table-cell table:formula="of:=[.B120]*[.F120]" office:value-type="float" office:value="25302.8" calcext:value-type="float">
            <text:p>25303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44" calcext:value-type="float">
            <text:p>2.44</text:p>
          </table:table-cell>
          <table:table-cell table:number-columns-repeated="2"/>
        </table:table-row>
        <table:table-row table:style-name="ro1">
          <table:table-cell table:formula="of:=COM.MICROSOFT.CONCAT([.D121];[.C121];[.E121])" office:value-type="string" office:string-value="&lt;value_node value=&quot;25302.8&quot;/&gt;" calcext:value-type="string">
            <text:p>&lt;value_node value="25302.8"/&gt;</text:p>
          </table:table-cell>
          <table:table-cell office:value-type="float" office:value="10370" calcext:value-type="float">
            <text:p>10370</text:p>
          </table:table-cell>
          <table:table-cell table:formula="of:=[.B121]*[.F121]" office:value-type="float" office:value="25302.8" calcext:value-type="float">
            <text:p>25303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44" calcext:value-type="float">
            <text:p>2.44</text:p>
          </table:table-cell>
          <table:table-cell table:number-columns-repeated="2"/>
        </table:table-row>
        <table:table-row table:style-name="ro1">
          <table:table-cell table:formula="of:=COM.MICROSOFT.CONCAT([.D122];[.C122];[.E122])" office:value-type="string" office:string-value="&lt;value_node value=&quot;25302.8&quot;/&gt;" calcext:value-type="string">
            <text:p>&lt;value_node value="25302.8"/&gt;</text:p>
          </table:table-cell>
          <table:table-cell office:value-type="float" office:value="10370" calcext:value-type="float">
            <text:p>10370</text:p>
          </table:table-cell>
          <table:table-cell table:formula="of:=[.B122]*[.F122]" office:value-type="float" office:value="25302.8" calcext:value-type="float">
            <text:p>25303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44" calcext:value-type="float">
            <text:p>2.44</text:p>
          </table:table-cell>
          <table:table-cell table:number-columns-repeated="2"/>
        </table:table-row>
        <table:table-row table:style-name="ro1">
          <table:table-cell table:formula="of:=COM.MICROSOFT.CONCAT([.D123];[.C123];[.E123])" office:value-type="string" office:string-value="&lt;value_node value=&quot;25302.8&quot;/&gt;" calcext:value-type="string">
            <text:p>&lt;value_node value="25302.8"/&gt;</text:p>
          </table:table-cell>
          <table:table-cell office:value-type="float" office:value="10370" calcext:value-type="float">
            <text:p>10370</text:p>
          </table:table-cell>
          <table:table-cell table:formula="of:=[.B123]*[.F123]" office:value-type="float" office:value="25302.8" calcext:value-type="float">
            <text:p>25303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44" calcext:value-type="float">
            <text:p>2.44</text:p>
          </table:table-cell>
          <table:table-cell table:number-columns-repeated="2"/>
        </table:table-row>
        <table:table-row table:style-name="ro1">
          <table:table-cell table:formula="of:=COM.MICROSOFT.CONCAT([.D124];[.C124];[.E124])" office:value-type="string" office:string-value="&lt;value_node value=&quot;25302.8&quot;/&gt;" calcext:value-type="string">
            <text:p>&lt;value_node value="25302.8"/&gt;</text:p>
          </table:table-cell>
          <table:table-cell office:value-type="float" office:value="10370" calcext:value-type="float">
            <text:p>10370</text:p>
          </table:table-cell>
          <table:table-cell table:formula="of:=[.B124]*[.F124]" office:value-type="float" office:value="25302.8" calcext:value-type="float">
            <text:p>25303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44" calcext:value-type="float">
            <text:p>2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min_mission_xp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yout&gt;</text:p>
          </table:table-cell>
          <table:table-cell table:number-columns-repeated="7"/>
        </table:table-row>
        <table:table-row table:style-name="ro1">
          <table:table-cell table:formula="of:=COM.MICROSOFT.CONCAT([.D127];[.C127];[.E127])" office:value-type="string" office:string-value="&lt;value_node value=&quot;98175&quot;/&gt;" calcext:value-type="string">
            <text:p>&lt;value_node value="98175"/&gt;</text:p>
          </table:table-cell>
          <table:table-cell office:value-type="float" office:value="32725" calcext:value-type="float">
            <text:p>32725</text:p>
          </table:table-cell>
          <table:table-cell table:formula="of:=[.B127]*[.F127]" office:value-type="float" office:value="98175" calcext:value-type="float">
            <text:p>9817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D128];[.C128];[.E128])" office:value-type="string" office:string-value="&lt;value_node value=&quot;180156&quot;/&gt;" calcext:value-type="string">
            <text:p>&lt;value_node value="180156"/&gt;</text:p>
          </table:table-cell>
          <table:table-cell office:value-type="float" office:value="60052" calcext:value-type="float">
            <text:p>60052</text:p>
          </table:table-cell>
          <table:table-cell table:formula="of:=[.B128]*[.F128]" office:value-type="float" office:value="180156" calcext:value-type="float">
            <text:p>180156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D129];[.C129];[.E129])" office:value-type="string" office:string-value="&lt;value_node value=&quot;390417&quot;/&gt;" calcext:value-type="string">
            <text:p>&lt;value_node value="390417"/&gt;</text:p>
          </table:table-cell>
          <table:table-cell office:value-type="float" office:value="130139" calcext:value-type="float">
            <text:p>130139</text:p>
          </table:table-cell>
          <table:table-cell table:formula="of:=[.B129]*[.F129]" office:value-type="float" office:value="390417" calcext:value-type="float">
            <text:p>390417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D130];[.C130];[.E130])" office:value-type="string" office:string-value="&lt;value_node value=&quot;738612&quot;/&gt;" calcext:value-type="string">
            <text:p>&lt;value_node value="738612"/&gt;</text:p>
          </table:table-cell>
          <table:table-cell office:value-type="float" office:value="246204" calcext:value-type="float">
            <text:p>246204</text:p>
          </table:table-cell>
          <table:table-cell table:formula="of:=[.B130]*[.F130]" office:value-type="float" office:value="738612" calcext:value-type="float">
            <text:p>738612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D131];[.C131];[.E131])" office:value-type="string" office:string-value="&lt;value_node value=&quot;957201&quot;/&gt;" calcext:value-type="string">
            <text:p>&lt;value_node value="957201"/&gt;</text:p>
          </table:table-cell>
          <table:table-cell office:value-type="float" office:value="319067" calcext:value-type="float">
            <text:p>319067</text:p>
          </table:table-cell>
          <table:table-cell table:formula="of:=[.B131]*[.F131]" office:value-type="float" office:value="957201" calcext:value-type="float">
            <text:p>957201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D132];[.C132];[.E132])" office:value-type="string" office:string-value="&lt;value_node value=&quot;966729&quot;/&gt;" calcext:value-type="string">
            <text:p>&lt;value_node value="966729"/&gt;</text:p>
          </table:table-cell>
          <table:table-cell office:value-type="float" office:value="322243" calcext:value-type="float">
            <text:p>322243</text:p>
          </table:table-cell>
          <table:table-cell table:formula="of:=[.B132]*[.F132]" office:value-type="float" office:value="966729" calcext:value-type="float">
            <text:p>966729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D133];[.C133];[.E133])" office:value-type="string" office:string-value="&lt;value_node value=&quot;973149&quot;/&gt;" calcext:value-type="string">
            <text:p>&lt;value_node value="973149"/&gt;</text:p>
          </table:table-cell>
          <table:table-cell office:value-type="float" office:value="324383" calcext:value-type="float">
            <text:p>324383</text:p>
          </table:table-cell>
          <table:table-cell table:formula="of:=[.B133]*[.F133]" office:value-type="float" office:value="973149" calcext:value-type="float">
            <text:p>973149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payout&gt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contract_cost&gt;</text:p>
          </table:table-cell>
          <table:table-cell table:number-columns-repeated="7"/>
        </table:table-row>
        <table:table-row table:style-name="ro1">
          <table:table-cell table:formula="of:=COM.MICROSOFT.CONCAT([.D137];[.C137];[.E137])" office:value-type="string" office:string-value="&lt;value_node value=&quot;82840&quot;/&gt;" calcext:value-type="string">
            <text:p>&lt;value_node value="82840"/&gt;</text:p>
          </table:table-cell>
          <table:table-cell office:value-type="float" office:value="20710" calcext:value-type="float">
            <text:p>20710</text:p>
          </table:table-cell>
          <table:table-cell table:formula="of:=[.B137]*[.F137]" office:value-type="float" office:value="82840" calcext:value-type="float">
            <text:p>8284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COM.MICROSOFT.CONCAT([.D138];[.C138];[.E138])" office:value-type="string" office:string-value="&lt;value_node value=&quot;161960&quot;/&gt;" calcext:value-type="string">
            <text:p>&lt;value_node value="161960"/&gt;</text:p>
          </table:table-cell>
          <table:table-cell office:value-type="float" office:value="40490" calcext:value-type="float">
            <text:p>40490</text:p>
          </table:table-cell>
          <table:table-cell table:formula="of:=[.B138]*[.F138]" office:value-type="float" office:value="161960" calcext:value-type="float">
            <text:p>16196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COM.MICROSOFT.CONCAT([.D139];[.C139];[.E139])" office:value-type="string" office:string-value="&lt;value_node value=&quot;414840&quot;/&gt;" calcext:value-type="string">
            <text:p>&lt;value_node value="414840"/&gt;</text:p>
          </table:table-cell>
          <table:table-cell office:value-type="float" office:value="103710" calcext:value-type="float">
            <text:p>103710</text:p>
          </table:table-cell>
          <table:table-cell table:formula="of:=[.B139]*[.F139]" office:value-type="float" office:value="414840" calcext:value-type="float">
            <text:p>41484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COM.MICROSOFT.CONCAT([.D140];[.C140];[.E140])" office:value-type="string" office:string-value="&lt;value_node value=&quot;828120&quot;/&gt;" calcext:value-type="string">
            <text:p>&lt;value_node value="828120"/&gt;</text:p>
          </table:table-cell>
          <table:table-cell office:value-type="float" office:value="207030" calcext:value-type="float">
            <text:p>207030</text:p>
          </table:table-cell>
          <table:table-cell table:formula="of:=[.B140]*[.F140]" office:value-type="float" office:value="828120" calcext:value-type="float">
            <text:p>82812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COM.MICROSOFT.CONCAT([.D141];[.C141];[.E141])" office:value-type="string" office:string-value="&lt;value_node value=&quot;1058180&quot;/&gt;" calcext:value-type="string">
            <text:p>&lt;value_node value="1058180"/&gt;</text:p>
          </table:table-cell>
          <table:table-cell office:value-type="float" office:value="264545" calcext:value-type="float">
            <text:p>264545</text:p>
          </table:table-cell>
          <table:table-cell table:formula="of:=[.B141]*[.F141]" office:value-type="float" office:value="1058180" calcext:value-type="float">
            <text:p>105818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COM.MICROSOFT.CONCAT([.D142];[.C142];[.E142])" office:value-type="string" office:string-value="&lt;value_node value=&quot;1059160&quot;/&gt;" calcext:value-type="string">
            <text:p>&lt;value_node value="1059160"/&gt;</text:p>
          </table:table-cell>
          <table:table-cell office:value-type="float" office:value="264790" calcext:value-type="float">
            <text:p>264790</text:p>
          </table:table-cell>
          <table:table-cell table:formula="of:=[.B142]*[.F142]" office:value-type="float" office:value="1059160" calcext:value-type="float">
            <text:p>105916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COM.MICROSOFT.CONCAT([.D143];[.C143];[.E143])" office:value-type="string" office:string-value="&lt;value_node value=&quot;1060120&quot;/&gt;" calcext:value-type="string">
            <text:p>&lt;value_node value="1060120"/&gt;</text:p>
          </table:table-cell>
          <table:table-cell office:value-type="float" office:value="265030" calcext:value-type="float">
            <text:p>265030</text:p>
          </table:table-cell>
          <table:table-cell table:formula="of:=[.B143]*[.F143]" office:value-type="float" office:value="1060120" calcext:value-type="float">
            <text:p>106012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contract_cost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crimenet_callout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!-- placeholder --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value_node value="nothing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crimenet_callout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crimenet_video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!-- placeholder --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value_node value="cn_branchbank2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crimenet_video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max_mission_xp&gt;</text:p>
          </table:table-cell>
          <table:table-cell table:number-columns-repeated="7"/>
        </table:table-row>
        <table:table-row table:style-name="ro1">
          <table:table-cell table:formula="of:=COM.MICROSOFT.CONCAT([.D154];[.C154];[.E154])" office:value-type="string" office:string-value="&lt;value_node value=&quot;61241.46&quot;/&gt;" calcext:value-type="string">
            <text:p>&lt;value_node value="61241.46"/&gt;</text:p>
          </table:table-cell>
          <table:table-cell office:value-type="float" office:value="23737" calcext:value-type="float">
            <text:p>23737</text:p>
          </table:table-cell>
          <table:table-cell table:formula="of:=[.B154]*[.F154]" office:value-type="float" office:value="61241.46" calcext:value-type="float">
            <text:p>61241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58" calcext:value-type="float">
            <text:p>2.58</text:p>
          </table:table-cell>
          <table:table-cell table:number-columns-repeated="2"/>
        </table:table-row>
        <table:table-row table:style-name="ro1">
          <table:table-cell table:formula="of:=COM.MICROSOFT.CONCAT([.D155];[.C155];[.E155])" office:value-type="string" office:string-value="&lt;value_node value=&quot;61241.46&quot;/&gt;" calcext:value-type="string">
            <text:p>&lt;value_node value="61241.46"/&gt;</text:p>
          </table:table-cell>
          <table:table-cell office:value-type="float" office:value="23737" calcext:value-type="float">
            <text:p>23737</text:p>
          </table:table-cell>
          <table:table-cell table:formula="of:=[.B155]*[.F155]" office:value-type="float" office:value="61241.46" calcext:value-type="float">
            <text:p>61241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58" calcext:value-type="float">
            <text:p>2.58</text:p>
          </table:table-cell>
          <table:table-cell table:number-columns-repeated="2"/>
        </table:table-row>
        <table:table-row table:style-name="ro1">
          <table:table-cell table:formula="of:=COM.MICROSOFT.CONCAT([.D156];[.C156];[.E156])" office:value-type="string" office:string-value="&lt;value_node value=&quot;61241.46&quot;/&gt;" calcext:value-type="string">
            <text:p>&lt;value_node value="61241.46"/&gt;</text:p>
          </table:table-cell>
          <table:table-cell office:value-type="float" office:value="23737" calcext:value-type="float">
            <text:p>23737</text:p>
          </table:table-cell>
          <table:table-cell table:formula="of:=[.B156]*[.F156]" office:value-type="float" office:value="61241.46" calcext:value-type="float">
            <text:p>61241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58" calcext:value-type="float">
            <text:p>2.58</text:p>
          </table:table-cell>
          <table:table-cell table:number-columns-repeated="2"/>
        </table:table-row>
        <table:table-row table:style-name="ro1">
          <table:table-cell table:formula="of:=COM.MICROSOFT.CONCAT([.D157];[.C157];[.E157])" office:value-type="string" office:string-value="&lt;value_node value=&quot;61241.46&quot;/&gt;" calcext:value-type="string">
            <text:p>&lt;value_node value="61241.46"/&gt;</text:p>
          </table:table-cell>
          <table:table-cell office:value-type="float" office:value="23737" calcext:value-type="float">
            <text:p>23737</text:p>
          </table:table-cell>
          <table:table-cell table:formula="of:=[.B157]*[.F157]" office:value-type="float" office:value="61241.46" calcext:value-type="float">
            <text:p>61241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58" calcext:value-type="float">
            <text:p>2.58</text:p>
          </table:table-cell>
          <table:table-cell table:number-columns-repeated="2"/>
        </table:table-row>
        <table:table-row table:style-name="ro1">
          <table:table-cell table:formula="of:=COM.MICROSOFT.CONCAT([.D158];[.C158];[.E158])" office:value-type="string" office:string-value="&lt;value_node value=&quot;61241.46&quot;/&gt;" calcext:value-type="string">
            <text:p>&lt;value_node value="61241.46"/&gt;</text:p>
          </table:table-cell>
          <table:table-cell office:value-type="float" office:value="23737" calcext:value-type="float">
            <text:p>23737</text:p>
          </table:table-cell>
          <table:table-cell table:formula="of:=[.B158]*[.F158]" office:value-type="float" office:value="61241.46" calcext:value-type="float">
            <text:p>61241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58" calcext:value-type="float">
            <text:p>2.58</text:p>
          </table:table-cell>
          <table:table-cell table:number-columns-repeated="2"/>
        </table:table-row>
        <table:table-row table:style-name="ro1">
          <table:table-cell table:formula="of:=COM.MICROSOFT.CONCAT([.D159];[.C159];[.E159])" office:value-type="string" office:string-value="&lt;value_node value=&quot;61241.46&quot;/&gt;" calcext:value-type="string">
            <text:p>&lt;value_node value="61241.46"/&gt;</text:p>
          </table:table-cell>
          <table:table-cell office:value-type="float" office:value="23737" calcext:value-type="float">
            <text:p>23737</text:p>
          </table:table-cell>
          <table:table-cell table:formula="of:=[.B159]*[.F159]" office:value-type="float" office:value="61241.46" calcext:value-type="float">
            <text:p>61241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58" calcext:value-type="float">
            <text:p>2.58</text:p>
          </table:table-cell>
          <table:table-cell table:number-columns-repeated="2"/>
        </table:table-row>
        <table:table-row table:style-name="ro1">
          <table:table-cell table:formula="of:=COM.MICROSOFT.CONCAT([.D160];[.C160];[.E160])" office:value-type="string" office:string-value="&lt;value_node value=&quot;61241.46&quot;/&gt;" calcext:value-type="string">
            <text:p>&lt;value_node value="61241.46"/&gt;</text:p>
          </table:table-cell>
          <table:table-cell office:value-type="float" office:value="23737" calcext:value-type="float">
            <text:p>23737</text:p>
          </table:table-cell>
          <table:table-cell table:formula="of:=[.B160]*[.F160]" office:value-type="float" office:value="61241.46" calcext:value-type="float">
            <text:p>61241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58" calcext:value-type="float">
            <text:p>2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max_mission_xp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min_mission_xp&gt;</text:p>
          </table:table-cell>
          <table:table-cell table:number-columns-repeated="7"/>
        </table:table-row>
        <table:table-row table:style-name="ro1">
          <table:table-cell table:formula="of:=COM.MICROSOFT.CONCAT([.D163];[.C163];[.E163])" office:value-type="string" office:string-value="&lt;value_node value=&quot;26754.6&quot;/&gt;" calcext:value-type="string">
            <text:p>&lt;value_node value="26754.6"/&gt;</text:p>
          </table:table-cell>
          <table:table-cell office:value-type="float" office:value="10370" calcext:value-type="float">
            <text:p>10370</text:p>
          </table:table-cell>
          <table:table-cell table:formula="of:=[.B163]*[.F163]" office:value-type="float" office:value="26754.6" calcext:value-type="float">
            <text:p>2675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58" calcext:value-type="float">
            <text:p>2.58</text:p>
          </table:table-cell>
          <table:table-cell table:number-columns-repeated="2"/>
        </table:table-row>
        <table:table-row table:style-name="ro1">
          <table:table-cell table:formula="of:=COM.MICROSOFT.CONCAT([.D164];[.C164];[.E164])" office:value-type="string" office:string-value="&lt;value_node value=&quot;26754.6&quot;/&gt;" calcext:value-type="string">
            <text:p>&lt;value_node value="26754.6"/&gt;</text:p>
          </table:table-cell>
          <table:table-cell office:value-type="float" office:value="10370" calcext:value-type="float">
            <text:p>10370</text:p>
          </table:table-cell>
          <table:table-cell table:formula="of:=[.B164]*[.F164]" office:value-type="float" office:value="26754.6" calcext:value-type="float">
            <text:p>2675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58" calcext:value-type="float">
            <text:p>2.58</text:p>
          </table:table-cell>
          <table:table-cell table:number-columns-repeated="2"/>
        </table:table-row>
        <table:table-row table:style-name="ro1">
          <table:table-cell table:formula="of:=COM.MICROSOFT.CONCAT([.D165];[.C165];[.E165])" office:value-type="string" office:string-value="&lt;value_node value=&quot;26754.6&quot;/&gt;" calcext:value-type="string">
            <text:p>&lt;value_node value="26754.6"/&gt;</text:p>
          </table:table-cell>
          <table:table-cell office:value-type="float" office:value="10370" calcext:value-type="float">
            <text:p>10370</text:p>
          </table:table-cell>
          <table:table-cell table:formula="of:=[.B165]*[.F165]" office:value-type="float" office:value="26754.6" calcext:value-type="float">
            <text:p>2675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58" calcext:value-type="float">
            <text:p>2.58</text:p>
          </table:table-cell>
          <table:table-cell table:number-columns-repeated="2"/>
        </table:table-row>
        <table:table-row table:style-name="ro1">
          <table:table-cell table:formula="of:=COM.MICROSOFT.CONCAT([.D166];[.C166];[.E166])" office:value-type="string" office:string-value="&lt;value_node value=&quot;26754.6&quot;/&gt;" calcext:value-type="string">
            <text:p>&lt;value_node value="26754.6"/&gt;</text:p>
          </table:table-cell>
          <table:table-cell office:value-type="float" office:value="10370" calcext:value-type="float">
            <text:p>10370</text:p>
          </table:table-cell>
          <table:table-cell table:formula="of:=[.B166]*[.F166]" office:value-type="float" office:value="26754.6" calcext:value-type="float">
            <text:p>2675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58" calcext:value-type="float">
            <text:p>2.58</text:p>
          </table:table-cell>
          <table:table-cell table:number-columns-repeated="2"/>
        </table:table-row>
        <table:table-row table:style-name="ro1">
          <table:table-cell table:formula="of:=COM.MICROSOFT.CONCAT([.D167];[.C167];[.E167])" office:value-type="string" office:string-value="&lt;value_node value=&quot;26754.6&quot;/&gt;" calcext:value-type="string">
            <text:p>&lt;value_node value="26754.6"/&gt;</text:p>
          </table:table-cell>
          <table:table-cell office:value-type="float" office:value="10370" calcext:value-type="float">
            <text:p>10370</text:p>
          </table:table-cell>
          <table:table-cell table:formula="of:=[.B167]*[.F167]" office:value-type="float" office:value="26754.6" calcext:value-type="float">
            <text:p>2675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58" calcext:value-type="float">
            <text:p>2.58</text:p>
          </table:table-cell>
          <table:table-cell table:number-columns-repeated="2"/>
        </table:table-row>
        <table:table-row table:style-name="ro1">
          <table:table-cell table:formula="of:=COM.MICROSOFT.CONCAT([.D168];[.C168];[.E168])" office:value-type="string" office:string-value="&lt;value_node value=&quot;26754.6&quot;/&gt;" calcext:value-type="string">
            <text:p>&lt;value_node value="26754.6"/&gt;</text:p>
          </table:table-cell>
          <table:table-cell office:value-type="float" office:value="10370" calcext:value-type="float">
            <text:p>10370</text:p>
          </table:table-cell>
          <table:table-cell table:formula="of:=[.B168]*[.F168]" office:value-type="float" office:value="26754.6" calcext:value-type="float">
            <text:p>2675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58" calcext:value-type="float">
            <text:p>2.58</text:p>
          </table:table-cell>
          <table:table-cell table:number-columns-repeated="2"/>
        </table:table-row>
        <table:table-row table:style-name="ro1">
          <table:table-cell table:formula="of:=COM.MICROSOFT.CONCAT([.D169];[.C169];[.E169])" office:value-type="string" office:string-value="&lt;value_node value=&quot;26754.6&quot;/&gt;" calcext:value-type="string">
            <text:p>&lt;value_node value="26754.6"/&gt;</text:p>
          </table:table-cell>
          <table:table-cell office:value-type="float" office:value="10370" calcext:value-type="float">
            <text:p>10370</text:p>
          </table:table-cell>
          <table:table-cell table:formula="of:=[.B169]*[.F169]" office:value-type="float" office:value="26754.6" calcext:value-type="float">
            <text:p>2675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58" calcext:value-type="float">
            <text:p>2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min_mission_xp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yout&gt;</text:p>
          </table:table-cell>
          <table:table-cell table:number-columns-repeated="7"/>
        </table:table-row>
        <table:table-row table:style-name="ro1">
          <table:table-cell table:formula="of:=COM.MICROSOFT.CONCAT([.D172];[.C172];[.E172])" office:value-type="string" office:string-value="&lt;value_node value=&quot;130900&quot;/&gt;" calcext:value-type="string">
            <text:p>&lt;value_node value="130900"/&gt;</text:p>
          </table:table-cell>
          <table:table-cell office:value-type="float" office:value="32725" calcext:value-type="float">
            <text:p>32725</text:p>
          </table:table-cell>
          <table:table-cell table:formula="of:=[.B172]*[.F172]" office:value-type="float" office:value="130900" calcext:value-type="float">
            <text:p>13090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COM.MICROSOFT.CONCAT([.D173];[.C173];[.E173])" office:value-type="string" office:string-value="&lt;value_node value=&quot;240208&quot;/&gt;" calcext:value-type="string">
            <text:p>&lt;value_node value="240208"/&gt;</text:p>
          </table:table-cell>
          <table:table-cell office:value-type="float" office:value="60052" calcext:value-type="float">
            <text:p>60052</text:p>
          </table:table-cell>
          <table:table-cell table:formula="of:=[.B173]*[.F173]" office:value-type="float" office:value="240208" calcext:value-type="float">
            <text:p>24020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COM.MICROSOFT.CONCAT([.D174];[.C174];[.E174])" office:value-type="string" office:string-value="&lt;value_node value=&quot;520556&quot;/&gt;" calcext:value-type="string">
            <text:p>&lt;value_node value="520556"/&gt;</text:p>
          </table:table-cell>
          <table:table-cell office:value-type="float" office:value="130139" calcext:value-type="float">
            <text:p>130139</text:p>
          </table:table-cell>
          <table:table-cell table:formula="of:=[.B174]*[.F174]" office:value-type="float" office:value="520556" calcext:value-type="float">
            <text:p>520556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COM.MICROSOFT.CONCAT([.D175];[.C175];[.E175])" office:value-type="string" office:string-value="&lt;value_node value=&quot;984816&quot;/&gt;" calcext:value-type="string">
            <text:p>&lt;value_node value="984816"/&gt;</text:p>
          </table:table-cell>
          <table:table-cell office:value-type="float" office:value="246204" calcext:value-type="float">
            <text:p>246204</text:p>
          </table:table-cell>
          <table:table-cell table:formula="of:=[.B175]*[.F175]" office:value-type="float" office:value="984816" calcext:value-type="float">
            <text:p>984816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COM.MICROSOFT.CONCAT([.D176];[.C176];[.E176])" office:value-type="string" office:string-value="&lt;value_node value=&quot;1276268&quot;/&gt;" calcext:value-type="string">
            <text:p>&lt;value_node value="1276268"/&gt;</text:p>
          </table:table-cell>
          <table:table-cell office:value-type="float" office:value="319067" calcext:value-type="float">
            <text:p>319067</text:p>
          </table:table-cell>
          <table:table-cell table:formula="of:=[.B176]*[.F176]" office:value-type="float" office:value="1276268" calcext:value-type="float">
            <text:p>127626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COM.MICROSOFT.CONCAT([.D177];[.C177];[.E177])" office:value-type="string" office:string-value="&lt;value_node value=&quot;1288972&quot;/&gt;" calcext:value-type="string">
            <text:p>&lt;value_node value="1288972"/&gt;</text:p>
          </table:table-cell>
          <table:table-cell office:value-type="float" office:value="322243" calcext:value-type="float">
            <text:p>322243</text:p>
          </table:table-cell>
          <table:table-cell table:formula="of:=[.B177]*[.F177]" office:value-type="float" office:value="1288972" calcext:value-type="float">
            <text:p>1288972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COM.MICROSOFT.CONCAT([.D178];[.C178];[.E178])" office:value-type="string" office:string-value="&lt;value_node value=&quot;1297532&quot;/&gt;" calcext:value-type="string">
            <text:p>&lt;value_node value="1297532"/&gt;</text:p>
          </table:table-cell>
          <table:table-cell office:value-type="float" office:value="324383" calcext:value-type="float">
            <text:p>324383</text:p>
          </table:table-cell>
          <table:table-cell table:formula="of:=[.B178]*[.F178]" office:value-type="float" office:value="1297532" calcext:value-type="float">
            <text:p>1297532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payout&gt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contract_cost&gt;</text:p>
          </table:table-cell>
          <table:table-cell table:number-columns-repeated="7"/>
        </table:table-row>
        <table:table-row table:style-name="ro1">
          <table:table-cell table:formula="of:=COM.MICROSOFT.CONCAT([.D182];[.C182];[.E182])" office:value-type="string" office:string-value="&lt;value_node value=&quot;103550&quot;/&gt;" calcext:value-type="string">
            <text:p>&lt;value_node value="103550"/&gt;</text:p>
          </table:table-cell>
          <table:table-cell office:value-type="float" office:value="20710" calcext:value-type="float">
            <text:p>20710</text:p>
          </table:table-cell>
          <table:table-cell table:formula="of:=[.B182]*[.F182]" office:value-type="float" office:value="103550" calcext:value-type="float">
            <text:p>10355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COM.MICROSOFT.CONCAT([.D183];[.C183];[.E183])" office:value-type="string" office:string-value="&lt;value_node value=&quot;202450&quot;/&gt;" calcext:value-type="string">
            <text:p>&lt;value_node value="202450"/&gt;</text:p>
          </table:table-cell>
          <table:table-cell office:value-type="float" office:value="40490" calcext:value-type="float">
            <text:p>40490</text:p>
          </table:table-cell>
          <table:table-cell table:formula="of:=[.B183]*[.F183]" office:value-type="float" office:value="202450" calcext:value-type="float">
            <text:p>20245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COM.MICROSOFT.CONCAT([.D184];[.C184];[.E184])" office:value-type="string" office:string-value="&lt;value_node value=&quot;518550&quot;/&gt;" calcext:value-type="string">
            <text:p>&lt;value_node value="518550"/&gt;</text:p>
          </table:table-cell>
          <table:table-cell office:value-type="float" office:value="103710" calcext:value-type="float">
            <text:p>103710</text:p>
          </table:table-cell>
          <table:table-cell table:formula="of:=[.B184]*[.F184]" office:value-type="float" office:value="518550" calcext:value-type="float">
            <text:p>51855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COM.MICROSOFT.CONCAT([.D185];[.C185];[.E185])" office:value-type="string" office:string-value="&lt;value_node value=&quot;1035150&quot;/&gt;" calcext:value-type="string">
            <text:p>&lt;value_node value="1035150"/&gt;</text:p>
          </table:table-cell>
          <table:table-cell office:value-type="float" office:value="207030" calcext:value-type="float">
            <text:p>207030</text:p>
          </table:table-cell>
          <table:table-cell table:formula="of:=[.B185]*[.F185]" office:value-type="float" office:value="1035150" calcext:value-type="float">
            <text:p>103515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COM.MICROSOFT.CONCAT([.D186];[.C186];[.E186])" office:value-type="string" office:string-value="&lt;value_node value=&quot;1322725&quot;/&gt;" calcext:value-type="string">
            <text:p>&lt;value_node value="1322725"/&gt;</text:p>
          </table:table-cell>
          <table:table-cell office:value-type="float" office:value="264545" calcext:value-type="float">
            <text:p>264545</text:p>
          </table:table-cell>
          <table:table-cell table:formula="of:=[.B186]*[.F186]" office:value-type="float" office:value="1322725" calcext:value-type="float">
            <text:p>132272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COM.MICROSOFT.CONCAT([.D187];[.C187];[.E187])" office:value-type="string" office:string-value="&lt;value_node value=&quot;1323950&quot;/&gt;" calcext:value-type="string">
            <text:p>&lt;value_node value="1323950"/&gt;</text:p>
          </table:table-cell>
          <table:table-cell office:value-type="float" office:value="264790" calcext:value-type="float">
            <text:p>264790</text:p>
          </table:table-cell>
          <table:table-cell table:formula="of:=[.B187]*[.F187]" office:value-type="float" office:value="1323950" calcext:value-type="float">
            <text:p>132395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COM.MICROSOFT.CONCAT([.D188];[.C188];[.E188])" office:value-type="string" office:string-value="&lt;value_node value=&quot;1325150&quot;/&gt;" calcext:value-type="string">
            <text:p>&lt;value_node value="1325150"/&gt;</text:p>
          </table:table-cell>
          <table:table-cell office:value-type="float" office:value="265030" calcext:value-type="float">
            <text:p>265030</text:p>
          </table:table-cell>
          <table:table-cell table:formula="of:=[.B188]*[.F188]" office:value-type="float" office:value="1325150" calcext:value-type="float">
            <text:p>132515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contract_cost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crimenet_callout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!-- placeholder --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value_node value="nothing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crimenet_callout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crimenet_video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!-- placeholder --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value_node value="cn_branchbank2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crimenet_video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max_mission_xp&gt;</text:p>
          </table:table-cell>
          <table:table-cell table:number-columns-repeated="7"/>
        </table:table-row>
        <table:table-row table:style-name="ro1">
          <table:table-cell table:formula="of:=COM.MICROSOFT.CONCAT([.D199];[.C199];[.E199])" office:value-type="string" office:string-value="&lt;value_node value=&quot;64564.64&quot;/&gt;" calcext:value-type="string">
            <text:p>&lt;value_node value="64564.64"/&gt;</text:p>
          </table:table-cell>
          <table:table-cell office:value-type="float" office:value="23737" calcext:value-type="float">
            <text:p>23737</text:p>
          </table:table-cell>
          <table:table-cell table:formula="of:=[.B199]*[.F199]" office:value-type="float" office:value="64564.64" calcext:value-type="float">
            <text:p>6456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table:formula="of:=COM.MICROSOFT.CONCAT([.D200];[.C200];[.E200])" office:value-type="string" office:string-value="&lt;value_node value=&quot;64564.64&quot;/&gt;" calcext:value-type="string">
            <text:p>&lt;value_node value="64564.64"/&gt;</text:p>
          </table:table-cell>
          <table:table-cell office:value-type="float" office:value="23737" calcext:value-type="float">
            <text:p>23737</text:p>
          </table:table-cell>
          <table:table-cell table:formula="of:=[.B200]*[.F200]" office:value-type="float" office:value="64564.64" calcext:value-type="float">
            <text:p>6456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table:formula="of:=COM.MICROSOFT.CONCAT([.D201];[.C201];[.E201])" office:value-type="string" office:string-value="&lt;value_node value=&quot;64564.64&quot;/&gt;" calcext:value-type="string">
            <text:p>&lt;value_node value="64564.64"/&gt;</text:p>
          </table:table-cell>
          <table:table-cell office:value-type="float" office:value="23737" calcext:value-type="float">
            <text:p>23737</text:p>
          </table:table-cell>
          <table:table-cell table:formula="of:=[.B201]*[.F201]" office:value-type="float" office:value="64564.64" calcext:value-type="float">
            <text:p>6456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table:formula="of:=COM.MICROSOFT.CONCAT([.D202];[.C202];[.E202])" office:value-type="string" office:string-value="&lt;value_node value=&quot;64564.64&quot;/&gt;" calcext:value-type="string">
            <text:p>&lt;value_node value="64564.64"/&gt;</text:p>
          </table:table-cell>
          <table:table-cell office:value-type="float" office:value="23737" calcext:value-type="float">
            <text:p>23737</text:p>
          </table:table-cell>
          <table:table-cell table:formula="of:=[.B202]*[.F202]" office:value-type="float" office:value="64564.64" calcext:value-type="float">
            <text:p>6456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table:formula="of:=COM.MICROSOFT.CONCAT([.D203];[.C203];[.E203])" office:value-type="string" office:string-value="&lt;value_node value=&quot;64564.64&quot;/&gt;" calcext:value-type="string">
            <text:p>&lt;value_node value="64564.64"/&gt;</text:p>
          </table:table-cell>
          <table:table-cell office:value-type="float" office:value="23737" calcext:value-type="float">
            <text:p>23737</text:p>
          </table:table-cell>
          <table:table-cell table:formula="of:=[.B203]*[.F203]" office:value-type="float" office:value="64564.64" calcext:value-type="float">
            <text:p>6456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table:formula="of:=COM.MICROSOFT.CONCAT([.D204];[.C204];[.E204])" office:value-type="string" office:string-value="&lt;value_node value=&quot;64564.64&quot;/&gt;" calcext:value-type="string">
            <text:p>&lt;value_node value="64564.64"/&gt;</text:p>
          </table:table-cell>
          <table:table-cell office:value-type="float" office:value="23737" calcext:value-type="float">
            <text:p>23737</text:p>
          </table:table-cell>
          <table:table-cell table:formula="of:=[.B204]*[.F204]" office:value-type="float" office:value="64564.64" calcext:value-type="float">
            <text:p>6456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table:formula="of:=COM.MICROSOFT.CONCAT([.D205];[.C205];[.E205])" office:value-type="string" office:string-value="&lt;value_node value=&quot;64564.64&quot;/&gt;" calcext:value-type="string">
            <text:p>&lt;value_node value="64564.64"/&gt;</text:p>
          </table:table-cell>
          <table:table-cell office:value-type="float" office:value="23737" calcext:value-type="float">
            <text:p>23737</text:p>
          </table:table-cell>
          <table:table-cell table:formula="of:=[.B205]*[.F205]" office:value-type="float" office:value="64564.64" calcext:value-type="float">
            <text:p>6456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max_mission_xp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min_mission_xp&gt;</text:p>
          </table:table-cell>
          <table:table-cell table:number-columns-repeated="7"/>
        </table:table-row>
        <table:table-row table:style-name="ro1">
          <table:table-cell table:formula="of:=COM.MICROSOFT.CONCAT([.D208];[.C208];[.E208])" office:value-type="string" office:string-value="&lt;value_node value=&quot;28206.4&quot;/&gt;" calcext:value-type="string">
            <text:p>&lt;value_node value="28206.4"/&gt;</text:p>
          </table:table-cell>
          <table:table-cell office:value-type="float" office:value="10370" calcext:value-type="float">
            <text:p>10370</text:p>
          </table:table-cell>
          <table:table-cell table:formula="of:=[.B208]*[.F208]" office:value-type="float" office:value="28206.4" calcext:value-type="float">
            <text:p>28206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table:formula="of:=COM.MICROSOFT.CONCAT([.D209];[.C209];[.E209])" office:value-type="string" office:string-value="&lt;value_node value=&quot;28206.4&quot;/&gt;" calcext:value-type="string">
            <text:p>&lt;value_node value="28206.4"/&gt;</text:p>
          </table:table-cell>
          <table:table-cell office:value-type="float" office:value="10370" calcext:value-type="float">
            <text:p>10370</text:p>
          </table:table-cell>
          <table:table-cell table:formula="of:=[.B209]*[.F209]" office:value-type="float" office:value="28206.4" calcext:value-type="float">
            <text:p>28206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table:formula="of:=COM.MICROSOFT.CONCAT([.D210];[.C210];[.E210])" office:value-type="string" office:string-value="&lt;value_node value=&quot;28206.4&quot;/&gt;" calcext:value-type="string">
            <text:p>&lt;value_node value="28206.4"/&gt;</text:p>
          </table:table-cell>
          <table:table-cell office:value-type="float" office:value="10370" calcext:value-type="float">
            <text:p>10370</text:p>
          </table:table-cell>
          <table:table-cell table:formula="of:=[.B210]*[.F210]" office:value-type="float" office:value="28206.4" calcext:value-type="float">
            <text:p>28206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table:formula="of:=COM.MICROSOFT.CONCAT([.D211];[.C211];[.E211])" office:value-type="string" office:string-value="&lt;value_node value=&quot;28206.4&quot;/&gt;" calcext:value-type="string">
            <text:p>&lt;value_node value="28206.4"/&gt;</text:p>
          </table:table-cell>
          <table:table-cell office:value-type="float" office:value="10370" calcext:value-type="float">
            <text:p>10370</text:p>
          </table:table-cell>
          <table:table-cell table:formula="of:=[.B211]*[.F211]" office:value-type="float" office:value="28206.4" calcext:value-type="float">
            <text:p>28206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table:formula="of:=COM.MICROSOFT.CONCAT([.D212];[.C212];[.E212])" office:value-type="string" office:string-value="&lt;value_node value=&quot;28206.4&quot;/&gt;" calcext:value-type="string">
            <text:p>&lt;value_node value="28206.4"/&gt;</text:p>
          </table:table-cell>
          <table:table-cell office:value-type="float" office:value="10370" calcext:value-type="float">
            <text:p>10370</text:p>
          </table:table-cell>
          <table:table-cell table:formula="of:=[.B212]*[.F212]" office:value-type="float" office:value="28206.4" calcext:value-type="float">
            <text:p>28206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table:formula="of:=COM.MICROSOFT.CONCAT([.D213];[.C213];[.E213])" office:value-type="string" office:string-value="&lt;value_node value=&quot;28206.4&quot;/&gt;" calcext:value-type="string">
            <text:p>&lt;value_node value="28206.4"/&gt;</text:p>
          </table:table-cell>
          <table:table-cell office:value-type="float" office:value="10370" calcext:value-type="float">
            <text:p>10370</text:p>
          </table:table-cell>
          <table:table-cell table:formula="of:=[.B213]*[.F213]" office:value-type="float" office:value="28206.4" calcext:value-type="float">
            <text:p>28206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table:formula="of:=COM.MICROSOFT.CONCAT([.D214];[.C214];[.E214])" office:value-type="string" office:string-value="&lt;value_node value=&quot;28206.4&quot;/&gt;" calcext:value-type="string">
            <text:p>&lt;value_node value="28206.4"/&gt;</text:p>
          </table:table-cell>
          <table:table-cell office:value-type="float" office:value="10370" calcext:value-type="float">
            <text:p>10370</text:p>
          </table:table-cell>
          <table:table-cell table:formula="of:=[.B214]*[.F214]" office:value-type="float" office:value="28206.4" calcext:value-type="float">
            <text:p>28206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min_mission_xp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yout&gt;</text:p>
          </table:table-cell>
          <table:table-cell table:number-columns-repeated="7"/>
        </table:table-row>
        <table:table-row table:style-name="ro1">
          <table:table-cell table:formula="of:=COM.MICROSOFT.CONCAT([.D217];[.C217];[.E217])" office:value-type="string" office:string-value="&lt;value_node value=&quot;163625&quot;/&gt;" calcext:value-type="string">
            <text:p>&lt;value_node value="163625"/&gt;</text:p>
          </table:table-cell>
          <table:table-cell office:value-type="float" office:value="32725" calcext:value-type="float">
            <text:p>32725</text:p>
          </table:table-cell>
          <table:table-cell table:formula="of:=[.B217]*[.F217]" office:value-type="float" office:value="163625" calcext:value-type="float">
            <text:p>16362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COM.MICROSOFT.CONCAT([.D218];[.C218];[.E218])" office:value-type="string" office:string-value="&lt;value_node value=&quot;300260&quot;/&gt;" calcext:value-type="string">
            <text:p>&lt;value_node value="300260"/&gt;</text:p>
          </table:table-cell>
          <table:table-cell office:value-type="float" office:value="60052" calcext:value-type="float">
            <text:p>60052</text:p>
          </table:table-cell>
          <table:table-cell table:formula="of:=[.B218]*[.F218]" office:value-type="float" office:value="300260" calcext:value-type="float">
            <text:p>30026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COM.MICROSOFT.CONCAT([.D219];[.C219];[.E219])" office:value-type="string" office:string-value="&lt;value_node value=&quot;650695&quot;/&gt;" calcext:value-type="string">
            <text:p>&lt;value_node value="650695"/&gt;</text:p>
          </table:table-cell>
          <table:table-cell office:value-type="float" office:value="130139" calcext:value-type="float">
            <text:p>130139</text:p>
          </table:table-cell>
          <table:table-cell table:formula="of:=[.B219]*[.F219]" office:value-type="float" office:value="650695" calcext:value-type="float">
            <text:p>65069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COM.MICROSOFT.CONCAT([.D220];[.C220];[.E220])" office:value-type="string" office:string-value="&lt;value_node value=&quot;1231020&quot;/&gt;" calcext:value-type="string">
            <text:p>&lt;value_node value="1231020"/&gt;</text:p>
          </table:table-cell>
          <table:table-cell office:value-type="float" office:value="246204" calcext:value-type="float">
            <text:p>246204</text:p>
          </table:table-cell>
          <table:table-cell table:formula="of:=[.B220]*[.F220]" office:value-type="float" office:value="1231020" calcext:value-type="float">
            <text:p>123102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COM.MICROSOFT.CONCAT([.D221];[.C221];[.E221])" office:value-type="string" office:string-value="&lt;value_node value=&quot;1595335&quot;/&gt;" calcext:value-type="string">
            <text:p>&lt;value_node value="1595335"/&gt;</text:p>
          </table:table-cell>
          <table:table-cell office:value-type="float" office:value="319067" calcext:value-type="float">
            <text:p>319067</text:p>
          </table:table-cell>
          <table:table-cell table:formula="of:=[.B221]*[.F221]" office:value-type="float" office:value="1595335" calcext:value-type="float">
            <text:p>159533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COM.MICROSOFT.CONCAT([.D222];[.C222];[.E222])" office:value-type="string" office:string-value="&lt;value_node value=&quot;1611215&quot;/&gt;" calcext:value-type="string">
            <text:p>&lt;value_node value="1611215"/&gt;</text:p>
          </table:table-cell>
          <table:table-cell office:value-type="float" office:value="322243" calcext:value-type="float">
            <text:p>322243</text:p>
          </table:table-cell>
          <table:table-cell table:formula="of:=[.B222]*[.F222]" office:value-type="float" office:value="1611215" calcext:value-type="float">
            <text:p>161121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COM.MICROSOFT.CONCAT([.D223];[.C223];[.E223])" office:value-type="string" office:string-value="&lt;value_node value=&quot;1621915&quot;/&gt;" calcext:value-type="string">
            <text:p>&lt;value_node value="1621915"/&gt;</text:p>
          </table:table-cell>
          <table:table-cell office:value-type="float" office:value="324383" calcext:value-type="float">
            <text:p>324383</text:p>
          </table:table-cell>
          <table:table-cell table:formula="of:=[.B223]*[.F223]" office:value-type="float" office:value="1621915" calcext:value-type="float">
            <text:p>162191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payout&gt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contract_cost&gt;</text:p>
          </table:table-cell>
          <table:table-cell table:number-columns-repeated="7"/>
        </table:table-row>
        <table:table-row table:style-name="ro1">
          <table:table-cell table:formula="of:=COM.MICROSOFT.CONCAT([.D227];[.C227];[.E227])" office:value-type="string" office:string-value="&lt;value_node value=&quot;124260&quot;/&gt;" calcext:value-type="string">
            <text:p>&lt;value_node value="124260"/&gt;</text:p>
          </table:table-cell>
          <table:table-cell office:value-type="float" office:value="20710" calcext:value-type="float">
            <text:p>20710</text:p>
          </table:table-cell>
          <table:table-cell table:formula="of:=[.B227]*[.F227]" office:value-type="float" office:value="124260" calcext:value-type="float">
            <text:p>12426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COM.MICROSOFT.CONCAT([.D228];[.C228];[.E228])" office:value-type="string" office:string-value="&lt;value_node value=&quot;242940&quot;/&gt;" calcext:value-type="string">
            <text:p>&lt;value_node value="242940"/&gt;</text:p>
          </table:table-cell>
          <table:table-cell office:value-type="float" office:value="40490" calcext:value-type="float">
            <text:p>40490</text:p>
          </table:table-cell>
          <table:table-cell table:formula="of:=[.B228]*[.F228]" office:value-type="float" office:value="242940" calcext:value-type="float">
            <text:p>24294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COM.MICROSOFT.CONCAT([.D229];[.C229];[.E229])" office:value-type="string" office:string-value="&lt;value_node value=&quot;622260&quot;/&gt;" calcext:value-type="string">
            <text:p>&lt;value_node value="622260"/&gt;</text:p>
          </table:table-cell>
          <table:table-cell office:value-type="float" office:value="103710" calcext:value-type="float">
            <text:p>103710</text:p>
          </table:table-cell>
          <table:table-cell table:formula="of:=[.B229]*[.F229]" office:value-type="float" office:value="622260" calcext:value-type="float">
            <text:p>62226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COM.MICROSOFT.CONCAT([.D230];[.C230];[.E230])" office:value-type="string" office:string-value="&lt;value_node value=&quot;1242180&quot;/&gt;" calcext:value-type="string">
            <text:p>&lt;value_node value="1242180"/&gt;</text:p>
          </table:table-cell>
          <table:table-cell office:value-type="float" office:value="207030" calcext:value-type="float">
            <text:p>207030</text:p>
          </table:table-cell>
          <table:table-cell table:formula="of:=[.B230]*[.F230]" office:value-type="float" office:value="1242180" calcext:value-type="float">
            <text:p>124218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COM.MICROSOFT.CONCAT([.D231];[.C231];[.E231])" office:value-type="string" office:string-value="&lt;value_node value=&quot;1587270&quot;/&gt;" calcext:value-type="string">
            <text:p>&lt;value_node value="1587270"/&gt;</text:p>
          </table:table-cell>
          <table:table-cell office:value-type="float" office:value="264545" calcext:value-type="float">
            <text:p>264545</text:p>
          </table:table-cell>
          <table:table-cell table:formula="of:=[.B231]*[.F231]" office:value-type="float" office:value="1587270" calcext:value-type="float">
            <text:p>158727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COM.MICROSOFT.CONCAT([.D232];[.C232];[.E232])" office:value-type="string" office:string-value="&lt;value_node value=&quot;1588740&quot;/&gt;" calcext:value-type="string">
            <text:p>&lt;value_node value="1588740"/&gt;</text:p>
          </table:table-cell>
          <table:table-cell office:value-type="float" office:value="264790" calcext:value-type="float">
            <text:p>264790</text:p>
          </table:table-cell>
          <table:table-cell table:formula="of:=[.B232]*[.F232]" office:value-type="float" office:value="1588740" calcext:value-type="float">
            <text:p>158874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COM.MICROSOFT.CONCAT([.D233];[.C233];[.E233])" office:value-type="string" office:string-value="&lt;value_node value=&quot;1590180&quot;/&gt;" calcext:value-type="string">
            <text:p>&lt;value_node value="1590180"/&gt;</text:p>
          </table:table-cell>
          <table:table-cell office:value-type="float" office:value="265030" calcext:value-type="float">
            <text:p>265030</text:p>
          </table:table-cell>
          <table:table-cell table:formula="of:=[.B233]*[.F233]" office:value-type="float" office:value="1590180" calcext:value-type="float">
            <text:p>159018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contract_cost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crimenet_callout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!-- placeholder --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value_node value="nothing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crimenet_callout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crimenet_video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!-- placeholder --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value_node value="cn_branchbank2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crimenet_video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max_mission_xp&gt;</text:p>
          </table:table-cell>
          <table:table-cell table:number-columns-repeated="7"/>
        </table:table-row>
        <table:table-row table:style-name="ro1">
          <table:table-cell table:formula="of:=COM.MICROSOFT.CONCAT([.D244];[.C244];[.E244])" office:value-type="string" office:string-value="&lt;value_node value=&quot;67887.82&quot;/&gt;" calcext:value-type="string">
            <text:p>&lt;value_node value="67887.82"/&gt;</text:p>
          </table:table-cell>
          <table:table-cell office:value-type="float" office:value="23737" calcext:value-type="float">
            <text:p>23737</text:p>
          </table:table-cell>
          <table:table-cell table:formula="of:=[.B244]*[.F244]" office:value-type="float" office:value="67887.82" calcext:value-type="float">
            <text:p>6788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86" calcext:value-type="float">
            <text:p>2.86</text:p>
          </table:table-cell>
          <table:table-cell table:number-columns-repeated="2"/>
        </table:table-row>
        <table:table-row table:style-name="ro1">
          <table:table-cell table:formula="of:=COM.MICROSOFT.CONCAT([.D245];[.C245];[.E245])" office:value-type="string" office:string-value="&lt;value_node value=&quot;67887.82&quot;/&gt;" calcext:value-type="string">
            <text:p>&lt;value_node value="67887.82"/&gt;</text:p>
          </table:table-cell>
          <table:table-cell office:value-type="float" office:value="23737" calcext:value-type="float">
            <text:p>23737</text:p>
          </table:table-cell>
          <table:table-cell table:formula="of:=[.B245]*[.F245]" office:value-type="float" office:value="67887.82" calcext:value-type="float">
            <text:p>6788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86" calcext:value-type="float">
            <text:p>2.86</text:p>
          </table:table-cell>
          <table:table-cell table:number-columns-repeated="2"/>
        </table:table-row>
        <table:table-row table:style-name="ro1">
          <table:table-cell table:formula="of:=COM.MICROSOFT.CONCAT([.D246];[.C246];[.E246])" office:value-type="string" office:string-value="&lt;value_node value=&quot;67887.82&quot;/&gt;" calcext:value-type="string">
            <text:p>&lt;value_node value="67887.82"/&gt;</text:p>
          </table:table-cell>
          <table:table-cell office:value-type="float" office:value="23737" calcext:value-type="float">
            <text:p>23737</text:p>
          </table:table-cell>
          <table:table-cell table:formula="of:=[.B246]*[.F246]" office:value-type="float" office:value="67887.82" calcext:value-type="float">
            <text:p>6788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86" calcext:value-type="float">
            <text:p>2.86</text:p>
          </table:table-cell>
          <table:table-cell table:number-columns-repeated="2"/>
        </table:table-row>
        <table:table-row table:style-name="ro1">
          <table:table-cell table:formula="of:=COM.MICROSOFT.CONCAT([.D247];[.C247];[.E247])" office:value-type="string" office:string-value="&lt;value_node value=&quot;67887.82&quot;/&gt;" calcext:value-type="string">
            <text:p>&lt;value_node value="67887.82"/&gt;</text:p>
          </table:table-cell>
          <table:table-cell office:value-type="float" office:value="23737" calcext:value-type="float">
            <text:p>23737</text:p>
          </table:table-cell>
          <table:table-cell table:formula="of:=[.B247]*[.F247]" office:value-type="float" office:value="67887.82" calcext:value-type="float">
            <text:p>6788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86" calcext:value-type="float">
            <text:p>2.86</text:p>
          </table:table-cell>
          <table:table-cell table:number-columns-repeated="2"/>
        </table:table-row>
        <table:table-row table:style-name="ro1">
          <table:table-cell table:formula="of:=COM.MICROSOFT.CONCAT([.D248];[.C248];[.E248])" office:value-type="string" office:string-value="&lt;value_node value=&quot;67887.82&quot;/&gt;" calcext:value-type="string">
            <text:p>&lt;value_node value="67887.82"/&gt;</text:p>
          </table:table-cell>
          <table:table-cell office:value-type="float" office:value="23737" calcext:value-type="float">
            <text:p>23737</text:p>
          </table:table-cell>
          <table:table-cell table:formula="of:=[.B248]*[.F248]" office:value-type="float" office:value="67887.82" calcext:value-type="float">
            <text:p>6788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86" calcext:value-type="float">
            <text:p>2.86</text:p>
          </table:table-cell>
          <table:table-cell table:number-columns-repeated="2"/>
        </table:table-row>
        <table:table-row table:style-name="ro1">
          <table:table-cell table:formula="of:=COM.MICROSOFT.CONCAT([.D249];[.C249];[.E249])" office:value-type="string" office:string-value="&lt;value_node value=&quot;67887.82&quot;/&gt;" calcext:value-type="string">
            <text:p>&lt;value_node value="67887.82"/&gt;</text:p>
          </table:table-cell>
          <table:table-cell office:value-type="float" office:value="23737" calcext:value-type="float">
            <text:p>23737</text:p>
          </table:table-cell>
          <table:table-cell table:formula="of:=[.B249]*[.F249]" office:value-type="float" office:value="67887.82" calcext:value-type="float">
            <text:p>6788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86" calcext:value-type="float">
            <text:p>2.86</text:p>
          </table:table-cell>
          <table:table-cell table:number-columns-repeated="2"/>
        </table:table-row>
        <table:table-row table:style-name="ro1">
          <table:table-cell table:formula="of:=COM.MICROSOFT.CONCAT([.D250];[.C250];[.E250])" office:value-type="string" office:string-value="&lt;value_node value=&quot;67887.82&quot;/&gt;" calcext:value-type="string">
            <text:p>&lt;value_node value="67887.82"/&gt;</text:p>
          </table:table-cell>
          <table:table-cell office:value-type="float" office:value="23737" calcext:value-type="float">
            <text:p>23737</text:p>
          </table:table-cell>
          <table:table-cell table:formula="of:=[.B250]*[.F250]" office:value-type="float" office:value="67887.82" calcext:value-type="float">
            <text:p>6788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86" calcext:value-type="float">
            <text:p>2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max_mission_xp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min_mission_xp&gt;</text:p>
          </table:table-cell>
          <table:table-cell table:number-columns-repeated="7"/>
        </table:table-row>
        <table:table-row table:style-name="ro1">
          <table:table-cell table:formula="of:=COM.MICROSOFT.CONCAT([.D253];[.C253];[.E253])" office:value-type="string" office:string-value="&lt;value_node value=&quot;29658.2&quot;/&gt;" calcext:value-type="string">
            <text:p>&lt;value_node value="29658.2"/&gt;</text:p>
          </table:table-cell>
          <table:table-cell office:value-type="float" office:value="10370" calcext:value-type="float">
            <text:p>10370</text:p>
          </table:table-cell>
          <table:table-cell table:formula="of:=[.B253]*[.F253]" office:value-type="float" office:value="29658.2" calcext:value-type="float">
            <text:p>2965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86" calcext:value-type="float">
            <text:p>2.86</text:p>
          </table:table-cell>
          <table:table-cell table:number-columns-repeated="2"/>
        </table:table-row>
        <table:table-row table:style-name="ro1">
          <table:table-cell table:formula="of:=COM.MICROSOFT.CONCAT([.D254];[.C254];[.E254])" office:value-type="string" office:string-value="&lt;value_node value=&quot;29658.2&quot;/&gt;" calcext:value-type="string">
            <text:p>&lt;value_node value="29658.2"/&gt;</text:p>
          </table:table-cell>
          <table:table-cell office:value-type="float" office:value="10370" calcext:value-type="float">
            <text:p>10370</text:p>
          </table:table-cell>
          <table:table-cell table:formula="of:=[.B254]*[.F254]" office:value-type="float" office:value="29658.2" calcext:value-type="float">
            <text:p>2965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86" calcext:value-type="float">
            <text:p>2.86</text:p>
          </table:table-cell>
          <table:table-cell table:number-columns-repeated="2"/>
        </table:table-row>
        <table:table-row table:style-name="ro1">
          <table:table-cell table:formula="of:=COM.MICROSOFT.CONCAT([.D255];[.C255];[.E255])" office:value-type="string" office:string-value="&lt;value_node value=&quot;29658.2&quot;/&gt;" calcext:value-type="string">
            <text:p>&lt;value_node value="29658.2"/&gt;</text:p>
          </table:table-cell>
          <table:table-cell office:value-type="float" office:value="10370" calcext:value-type="float">
            <text:p>10370</text:p>
          </table:table-cell>
          <table:table-cell table:formula="of:=[.B255]*[.F255]" office:value-type="float" office:value="29658.2" calcext:value-type="float">
            <text:p>2965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86" calcext:value-type="float">
            <text:p>2.86</text:p>
          </table:table-cell>
          <table:table-cell table:number-columns-repeated="2"/>
        </table:table-row>
        <table:table-row table:style-name="ro1">
          <table:table-cell table:formula="of:=COM.MICROSOFT.CONCAT([.D256];[.C256];[.E256])" office:value-type="string" office:string-value="&lt;value_node value=&quot;29658.2&quot;/&gt;" calcext:value-type="string">
            <text:p>&lt;value_node value="29658.2"/&gt;</text:p>
          </table:table-cell>
          <table:table-cell office:value-type="float" office:value="10370" calcext:value-type="float">
            <text:p>10370</text:p>
          </table:table-cell>
          <table:table-cell table:formula="of:=[.B256]*[.F256]" office:value-type="float" office:value="29658.2" calcext:value-type="float">
            <text:p>2965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86" calcext:value-type="float">
            <text:p>2.86</text:p>
          </table:table-cell>
          <table:table-cell table:number-columns-repeated="2"/>
        </table:table-row>
        <table:table-row table:style-name="ro1">
          <table:table-cell table:formula="of:=COM.MICROSOFT.CONCAT([.D257];[.C257];[.E257])" office:value-type="string" office:string-value="&lt;value_node value=&quot;29658.2&quot;/&gt;" calcext:value-type="string">
            <text:p>&lt;value_node value="29658.2"/&gt;</text:p>
          </table:table-cell>
          <table:table-cell office:value-type="float" office:value="10370" calcext:value-type="float">
            <text:p>10370</text:p>
          </table:table-cell>
          <table:table-cell table:formula="of:=[.B257]*[.F257]" office:value-type="float" office:value="29658.2" calcext:value-type="float">
            <text:p>2965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86" calcext:value-type="float">
            <text:p>2.86</text:p>
          </table:table-cell>
          <table:table-cell table:number-columns-repeated="2"/>
        </table:table-row>
        <table:table-row table:style-name="ro1">
          <table:table-cell table:formula="of:=COM.MICROSOFT.CONCAT([.D258];[.C258];[.E258])" office:value-type="string" office:string-value="&lt;value_node value=&quot;29658.2&quot;/&gt;" calcext:value-type="string">
            <text:p>&lt;value_node value="29658.2"/&gt;</text:p>
          </table:table-cell>
          <table:table-cell office:value-type="float" office:value="10370" calcext:value-type="float">
            <text:p>10370</text:p>
          </table:table-cell>
          <table:table-cell table:formula="of:=[.B258]*[.F258]" office:value-type="float" office:value="29658.2" calcext:value-type="float">
            <text:p>2965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86" calcext:value-type="float">
            <text:p>2.86</text:p>
          </table:table-cell>
          <table:table-cell table:number-columns-repeated="2"/>
        </table:table-row>
        <table:table-row table:style-name="ro1">
          <table:table-cell table:formula="of:=COM.MICROSOFT.CONCAT([.D259];[.C259];[.E259])" office:value-type="string" office:string-value="&lt;value_node value=&quot;29658.2&quot;/&gt;" calcext:value-type="string">
            <text:p>&lt;value_node value="29658.2"/&gt;</text:p>
          </table:table-cell>
          <table:table-cell office:value-type="float" office:value="10370" calcext:value-type="float">
            <text:p>10370</text:p>
          </table:table-cell>
          <table:table-cell table:formula="of:=[.B259]*[.F259]" office:value-type="float" office:value="29658.2" calcext:value-type="float">
            <text:p>2965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2.86" calcext:value-type="float">
            <text:p>2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min_mission_xp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yout&gt;</text:p>
          </table:table-cell>
          <table:table-cell table:number-columns-repeated="7"/>
        </table:table-row>
        <table:table-row table:style-name="ro1">
          <table:table-cell table:formula="of:=COM.MICROSOFT.CONCAT([.D262];[.C262];[.E262])" office:value-type="string" office:string-value="&lt;value_node value=&quot;196350&quot;/&gt;" calcext:value-type="string">
            <text:p>&lt;value_node value="196350"/&gt;</text:p>
          </table:table-cell>
          <table:table-cell office:value-type="float" office:value="32725" calcext:value-type="float">
            <text:p>32725</text:p>
          </table:table-cell>
          <table:table-cell table:formula="of:=[.B262]*[.F262]" office:value-type="float" office:value="196350" calcext:value-type="float">
            <text:p>19635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COM.MICROSOFT.CONCAT([.D263];[.C263];[.E263])" office:value-type="string" office:string-value="&lt;value_node value=&quot;360312&quot;/&gt;" calcext:value-type="string">
            <text:p>&lt;value_node value="360312"/&gt;</text:p>
          </table:table-cell>
          <table:table-cell office:value-type="float" office:value="60052" calcext:value-type="float">
            <text:p>60052</text:p>
          </table:table-cell>
          <table:table-cell table:formula="of:=[.B263]*[.F263]" office:value-type="float" office:value="360312" calcext:value-type="float">
            <text:p>360312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COM.MICROSOFT.CONCAT([.D264];[.C264];[.E264])" office:value-type="string" office:string-value="&lt;value_node value=&quot;780834&quot;/&gt;" calcext:value-type="string">
            <text:p>&lt;value_node value="780834"/&gt;</text:p>
          </table:table-cell>
          <table:table-cell office:value-type="float" office:value="130139" calcext:value-type="float">
            <text:p>130139</text:p>
          </table:table-cell>
          <table:table-cell table:formula="of:=[.B264]*[.F264]" office:value-type="float" office:value="780834" calcext:value-type="float">
            <text:p>780834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COM.MICROSOFT.CONCAT([.D265];[.C265];[.E265])" office:value-type="string" office:string-value="&lt;value_node value=&quot;1477224&quot;/&gt;" calcext:value-type="string">
            <text:p>&lt;value_node value="1477224"/&gt;</text:p>
          </table:table-cell>
          <table:table-cell office:value-type="float" office:value="246204" calcext:value-type="float">
            <text:p>246204</text:p>
          </table:table-cell>
          <table:table-cell table:formula="of:=[.B265]*[.F265]" office:value-type="float" office:value="1477224" calcext:value-type="float">
            <text:p>1477224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COM.MICROSOFT.CONCAT([.D266];[.C266];[.E266])" office:value-type="string" office:string-value="&lt;value_node value=&quot;1914402&quot;/&gt;" calcext:value-type="string">
            <text:p>&lt;value_node value="1914402"/&gt;</text:p>
          </table:table-cell>
          <table:table-cell office:value-type="float" office:value="319067" calcext:value-type="float">
            <text:p>319067</text:p>
          </table:table-cell>
          <table:table-cell table:formula="of:=[.B266]*[.F266]" office:value-type="float" office:value="1914402" calcext:value-type="float">
            <text:p>1914402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COM.MICROSOFT.CONCAT([.D267];[.C267];[.E267])" office:value-type="string" office:string-value="&lt;value_node value=&quot;1933458&quot;/&gt;" calcext:value-type="string">
            <text:p>&lt;value_node value="1933458"/&gt;</text:p>
          </table:table-cell>
          <table:table-cell office:value-type="float" office:value="322243" calcext:value-type="float">
            <text:p>322243</text:p>
          </table:table-cell>
          <table:table-cell table:formula="of:=[.B267]*[.F267]" office:value-type="float" office:value="1933458" calcext:value-type="float">
            <text:p>193345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COM.MICROSOFT.CONCAT([.D268];[.C268];[.E268])" office:value-type="string" office:string-value="&lt;value_node value=&quot;1946298&quot;/&gt;" calcext:value-type="string">
            <text:p>&lt;value_node value="1946298"/&gt;</text:p>
          </table:table-cell>
          <table:table-cell office:value-type="float" office:value="324383" calcext:value-type="float">
            <text:p>324383</text:p>
          </table:table-cell>
          <table:table-cell table:formula="of:=[.B268]*[.F268]" office:value-type="float" office:value="1946298" calcext:value-type="float">
            <text:p>194629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payout&gt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contract_cost&gt;</text:p>
          </table:table-cell>
          <table:table-cell table:number-columns-repeated="7"/>
        </table:table-row>
        <table:table-row table:style-name="ro1">
          <table:table-cell table:formula="of:=COM.MICROSOFT.CONCAT([.D272];[.C272];[.E272])" office:value-type="string" office:string-value="&lt;value_node value=&quot;144970&quot;/&gt;" calcext:value-type="string">
            <text:p>&lt;value_node value="144970"/&gt;</text:p>
          </table:table-cell>
          <table:table-cell office:value-type="float" office:value="20710" calcext:value-type="float">
            <text:p>20710</text:p>
          </table:table-cell>
          <table:table-cell table:formula="of:=[.B272]*[.F272]" office:value-type="float" office:value="144970" calcext:value-type="float">
            <text:p>14497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COM.MICROSOFT.CONCAT([.D273];[.C273];[.E273])" office:value-type="string" office:string-value="&lt;value_node value=&quot;283430&quot;/&gt;" calcext:value-type="string">
            <text:p>&lt;value_node value="283430"/&gt;</text:p>
          </table:table-cell>
          <table:table-cell office:value-type="float" office:value="40490" calcext:value-type="float">
            <text:p>40490</text:p>
          </table:table-cell>
          <table:table-cell table:formula="of:=[.B273]*[.F273]" office:value-type="float" office:value="283430" calcext:value-type="float">
            <text:p>28343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COM.MICROSOFT.CONCAT([.D274];[.C274];[.E274])" office:value-type="string" office:string-value="&lt;value_node value=&quot;725970&quot;/&gt;" calcext:value-type="string">
            <text:p>&lt;value_node value="725970"/&gt;</text:p>
          </table:table-cell>
          <table:table-cell office:value-type="float" office:value="103710" calcext:value-type="float">
            <text:p>103710</text:p>
          </table:table-cell>
          <table:table-cell table:formula="of:=[.B274]*[.F274]" office:value-type="float" office:value="725970" calcext:value-type="float">
            <text:p>72597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COM.MICROSOFT.CONCAT([.D275];[.C275];[.E275])" office:value-type="string" office:string-value="&lt;value_node value=&quot;1449210&quot;/&gt;" calcext:value-type="string">
            <text:p>&lt;value_node value="1449210"/&gt;</text:p>
          </table:table-cell>
          <table:table-cell office:value-type="float" office:value="207030" calcext:value-type="float">
            <text:p>207030</text:p>
          </table:table-cell>
          <table:table-cell table:formula="of:=[.B275]*[.F275]" office:value-type="float" office:value="1449210" calcext:value-type="float">
            <text:p>144921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COM.MICROSOFT.CONCAT([.D276];[.C276];[.E276])" office:value-type="string" office:string-value="&lt;value_node value=&quot;1851815&quot;/&gt;" calcext:value-type="string">
            <text:p>&lt;value_node value="1851815"/&gt;</text:p>
          </table:table-cell>
          <table:table-cell office:value-type="float" office:value="264545" calcext:value-type="float">
            <text:p>264545</text:p>
          </table:table-cell>
          <table:table-cell table:formula="of:=[.B276]*[.F276]" office:value-type="float" office:value="1851815" calcext:value-type="float">
            <text:p>185181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COM.MICROSOFT.CONCAT([.D277];[.C277];[.E277])" office:value-type="string" office:string-value="&lt;value_node value=&quot;1853530&quot;/&gt;" calcext:value-type="string">
            <text:p>&lt;value_node value="1853530"/&gt;</text:p>
          </table:table-cell>
          <table:table-cell office:value-type="float" office:value="264790" calcext:value-type="float">
            <text:p>264790</text:p>
          </table:table-cell>
          <table:table-cell table:formula="of:=[.B277]*[.F277]" office:value-type="float" office:value="1853530" calcext:value-type="float">
            <text:p>185353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COM.MICROSOFT.CONCAT([.D278];[.C278];[.E278])" office:value-type="string" office:string-value="&lt;value_node value=&quot;1855210&quot;/&gt;" calcext:value-type="string">
            <text:p>&lt;value_node value="1855210"/&gt;</text:p>
          </table:table-cell>
          <table:table-cell office:value-type="float" office:value="265030" calcext:value-type="float">
            <text:p>265030</text:p>
          </table:table-cell>
          <table:table-cell table:formula="of:=[.B278]*[.F278]" office:value-type="float" office:value="1855210" calcext:value-type="float">
            <text:p>185521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contract_cost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crimenet_callout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!-- placeholder --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value_node value="nothing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crimenet_callout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crimenet_video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!-- placeholder --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value_node value="cn_branchbank2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crimenet_video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max_mission_xp&gt;</text:p>
          </table:table-cell>
          <table:table-cell table:number-columns-repeated="7"/>
        </table:table-row>
        <table:table-row table:style-name="ro1">
          <table:table-cell table:formula="of:=COM.MICROSOFT.CONCAT([.D289];[.C289];[.E289])" office:value-type="string" office:string-value="&lt;value_node value=&quot;71211&quot;/&gt;" calcext:value-type="string">
            <text:p>&lt;value_node value="71211"/&gt;</text:p>
          </table:table-cell>
          <table:table-cell office:value-type="float" office:value="23737" calcext:value-type="float">
            <text:p>23737</text:p>
          </table:table-cell>
          <table:table-cell table:formula="of:=[.B289]*[.F289]" office:value-type="float" office:value="71211" calcext:value-type="float">
            <text:p>71211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D290];[.C290];[.E290])" office:value-type="string" office:string-value="&lt;value_node value=&quot;71211&quot;/&gt;" calcext:value-type="string">
            <text:p>&lt;value_node value="71211"/&gt;</text:p>
          </table:table-cell>
          <table:table-cell office:value-type="float" office:value="23737" calcext:value-type="float">
            <text:p>23737</text:p>
          </table:table-cell>
          <table:table-cell table:formula="of:=[.B290]*[.F290]" office:value-type="float" office:value="71211" calcext:value-type="float">
            <text:p>71211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D291];[.C291];[.E291])" office:value-type="string" office:string-value="&lt;value_node value=&quot;71211&quot;/&gt;" calcext:value-type="string">
            <text:p>&lt;value_node value="71211"/&gt;</text:p>
          </table:table-cell>
          <table:table-cell office:value-type="float" office:value="23737" calcext:value-type="float">
            <text:p>23737</text:p>
          </table:table-cell>
          <table:table-cell table:formula="of:=[.B291]*[.F291]" office:value-type="float" office:value="71211" calcext:value-type="float">
            <text:p>71211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D292];[.C292];[.E292])" office:value-type="string" office:string-value="&lt;value_node value=&quot;71211&quot;/&gt;" calcext:value-type="string">
            <text:p>&lt;value_node value="71211"/&gt;</text:p>
          </table:table-cell>
          <table:table-cell office:value-type="float" office:value="23737" calcext:value-type="float">
            <text:p>23737</text:p>
          </table:table-cell>
          <table:table-cell table:formula="of:=[.B292]*[.F292]" office:value-type="float" office:value="71211" calcext:value-type="float">
            <text:p>71211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D293];[.C293];[.E293])" office:value-type="string" office:string-value="&lt;value_node value=&quot;71211&quot;/&gt;" calcext:value-type="string">
            <text:p>&lt;value_node value="71211"/&gt;</text:p>
          </table:table-cell>
          <table:table-cell office:value-type="float" office:value="23737" calcext:value-type="float">
            <text:p>23737</text:p>
          </table:table-cell>
          <table:table-cell table:formula="of:=[.B293]*[.F293]" office:value-type="float" office:value="71211" calcext:value-type="float">
            <text:p>71211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D294];[.C294];[.E294])" office:value-type="string" office:string-value="&lt;value_node value=&quot;71211&quot;/&gt;" calcext:value-type="string">
            <text:p>&lt;value_node value="71211"/&gt;</text:p>
          </table:table-cell>
          <table:table-cell office:value-type="float" office:value="23737" calcext:value-type="float">
            <text:p>23737</text:p>
          </table:table-cell>
          <table:table-cell table:formula="of:=[.B294]*[.F294]" office:value-type="float" office:value="71211" calcext:value-type="float">
            <text:p>71211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D295];[.C295];[.E295])" office:value-type="string" office:string-value="&lt;value_node value=&quot;71211&quot;/&gt;" calcext:value-type="string">
            <text:p>&lt;value_node value="71211"/&gt;</text:p>
          </table:table-cell>
          <table:table-cell office:value-type="float" office:value="23737" calcext:value-type="float">
            <text:p>23737</text:p>
          </table:table-cell>
          <table:table-cell table:formula="of:=[.B295]*[.F295]" office:value-type="float" office:value="71211" calcext:value-type="float">
            <text:p>71211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max_mission_xp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min_mission_xp&gt;</text:p>
          </table:table-cell>
          <table:table-cell table:number-columns-repeated="7"/>
        </table:table-row>
        <table:table-row table:style-name="ro1">
          <table:table-cell table:formula="of:=COM.MICROSOFT.CONCAT([.D298];[.C298];[.E298])" office:value-type="string" office:string-value="&lt;value_node value=&quot;31110&quot;/&gt;" calcext:value-type="string">
            <text:p>&lt;value_node value="31110"/&gt;</text:p>
          </table:table-cell>
          <table:table-cell office:value-type="float" office:value="10370" calcext:value-type="float">
            <text:p>10370</text:p>
          </table:table-cell>
          <table:table-cell table:formula="of:=[.B298]*[.F298]" office:value-type="float" office:value="31110" calcext:value-type="float">
            <text:p>3111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D299];[.C299];[.E299])" office:value-type="string" office:string-value="&lt;value_node value=&quot;31110&quot;/&gt;" calcext:value-type="string">
            <text:p>&lt;value_node value="31110"/&gt;</text:p>
          </table:table-cell>
          <table:table-cell office:value-type="float" office:value="10370" calcext:value-type="float">
            <text:p>10370</text:p>
          </table:table-cell>
          <table:table-cell table:formula="of:=[.B299]*[.F299]" office:value-type="float" office:value="31110" calcext:value-type="float">
            <text:p>3111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D300];[.C300];[.E300])" office:value-type="string" office:string-value="&lt;value_node value=&quot;31110&quot;/&gt;" calcext:value-type="string">
            <text:p>&lt;value_node value="31110"/&gt;</text:p>
          </table:table-cell>
          <table:table-cell office:value-type="float" office:value="10370" calcext:value-type="float">
            <text:p>10370</text:p>
          </table:table-cell>
          <table:table-cell table:formula="of:=[.B300]*[.F300]" office:value-type="float" office:value="31110" calcext:value-type="float">
            <text:p>3111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D301];[.C301];[.E301])" office:value-type="string" office:string-value="&lt;value_node value=&quot;31110&quot;/&gt;" calcext:value-type="string">
            <text:p>&lt;value_node value="31110"/&gt;</text:p>
          </table:table-cell>
          <table:table-cell office:value-type="float" office:value="10370" calcext:value-type="float">
            <text:p>10370</text:p>
          </table:table-cell>
          <table:table-cell table:formula="of:=[.B301]*[.F301]" office:value-type="float" office:value="31110" calcext:value-type="float">
            <text:p>3111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D302];[.C302];[.E302])" office:value-type="string" office:string-value="&lt;value_node value=&quot;31110&quot;/&gt;" calcext:value-type="string">
            <text:p>&lt;value_node value="31110"/&gt;</text:p>
          </table:table-cell>
          <table:table-cell office:value-type="float" office:value="10370" calcext:value-type="float">
            <text:p>10370</text:p>
          </table:table-cell>
          <table:table-cell table:formula="of:=[.B302]*[.F302]" office:value-type="float" office:value="31110" calcext:value-type="float">
            <text:p>3111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D303];[.C303];[.E303])" office:value-type="string" office:string-value="&lt;value_node value=&quot;31110&quot;/&gt;" calcext:value-type="string">
            <text:p>&lt;value_node value="31110"/&gt;</text:p>
          </table:table-cell>
          <table:table-cell office:value-type="float" office:value="10370" calcext:value-type="float">
            <text:p>10370</text:p>
          </table:table-cell>
          <table:table-cell table:formula="of:=[.B303]*[.F303]" office:value-type="float" office:value="31110" calcext:value-type="float">
            <text:p>3111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OM.MICROSOFT.CONCAT([.D304];[.C304];[.E304])" office:value-type="string" office:string-value="&lt;value_node value=&quot;31110&quot;/&gt;" calcext:value-type="string">
            <text:p>&lt;value_node value="31110"/&gt;</text:p>
          </table:table-cell>
          <table:table-cell office:value-type="float" office:value="10370" calcext:value-type="float">
            <text:p>10370</text:p>
          </table:table-cell>
          <table:table-cell table:formula="of:=[.B304]*[.F304]" office:value-type="float" office:value="31110" calcext:value-type="float">
            <text:p>3111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min_mission_xp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yout&gt;</text:p>
          </table:table-cell>
          <table:table-cell table:number-columns-repeated="7"/>
        </table:table-row>
        <table:table-row table:style-name="ro1">
          <table:table-cell table:formula="of:=COM.MICROSOFT.CONCAT([.D307];[.C307];[.E307])" office:value-type="string" office:string-value="&lt;value_node value=&quot;229075&quot;/&gt;" calcext:value-type="string">
            <text:p>&lt;value_node value="229075"/&gt;</text:p>
          </table:table-cell>
          <table:table-cell office:value-type="float" office:value="32725" calcext:value-type="float">
            <text:p>32725</text:p>
          </table:table-cell>
          <table:table-cell table:formula="of:=[.B307]*[.F307]" office:value-type="float" office:value="229075" calcext:value-type="float">
            <text:p>22907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COM.MICROSOFT.CONCAT([.D308];[.C308];[.E308])" office:value-type="string" office:string-value="&lt;value_node value=&quot;420364&quot;/&gt;" calcext:value-type="string">
            <text:p>&lt;value_node value="420364"/&gt;</text:p>
          </table:table-cell>
          <table:table-cell office:value-type="float" office:value="60052" calcext:value-type="float">
            <text:p>60052</text:p>
          </table:table-cell>
          <table:table-cell table:formula="of:=[.B308]*[.F308]" office:value-type="float" office:value="420364" calcext:value-type="float">
            <text:p>420364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COM.MICROSOFT.CONCAT([.D309];[.C309];[.E309])" office:value-type="string" office:string-value="&lt;value_node value=&quot;910973&quot;/&gt;" calcext:value-type="string">
            <text:p>&lt;value_node value="910973"/&gt;</text:p>
          </table:table-cell>
          <table:table-cell office:value-type="float" office:value="130139" calcext:value-type="float">
            <text:p>130139</text:p>
          </table:table-cell>
          <table:table-cell table:formula="of:=[.B309]*[.F309]" office:value-type="float" office:value="910973" calcext:value-type="float">
            <text:p>910973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COM.MICROSOFT.CONCAT([.D310];[.C310];[.E310])" office:value-type="string" office:string-value="&lt;value_node value=&quot;1723428&quot;/&gt;" calcext:value-type="string">
            <text:p>&lt;value_node value="1723428"/&gt;</text:p>
          </table:table-cell>
          <table:table-cell office:value-type="float" office:value="246204" calcext:value-type="float">
            <text:p>246204</text:p>
          </table:table-cell>
          <table:table-cell table:formula="of:=[.B310]*[.F310]" office:value-type="float" office:value="1723428" calcext:value-type="float">
            <text:p>1723428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COM.MICROSOFT.CONCAT([.D311];[.C311];[.E311])" office:value-type="string" office:string-value="&lt;value_node value=&quot;2233469&quot;/&gt;" calcext:value-type="string">
            <text:p>&lt;value_node value="2233469"/&gt;</text:p>
          </table:table-cell>
          <table:table-cell office:value-type="float" office:value="319067" calcext:value-type="float">
            <text:p>319067</text:p>
          </table:table-cell>
          <table:table-cell table:formula="of:=[.B311]*[.F311]" office:value-type="float" office:value="2233469" calcext:value-type="float">
            <text:p>2233469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COM.MICROSOFT.CONCAT([.D312];[.C312];[.E312])" office:value-type="string" office:string-value="&lt;value_node value=&quot;2255701&quot;/&gt;" calcext:value-type="string">
            <text:p>&lt;value_node value="2255701"/&gt;</text:p>
          </table:table-cell>
          <table:table-cell office:value-type="float" office:value="322243" calcext:value-type="float">
            <text:p>322243</text:p>
          </table:table-cell>
          <table:table-cell table:formula="of:=[.B312]*[.F312]" office:value-type="float" office:value="2255701" calcext:value-type="float">
            <text:p>2255701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COM.MICROSOFT.CONCAT([.D313];[.C313];[.E313])" office:value-type="string" office:string-value="&lt;value_node value=&quot;2270681&quot;/&gt;" calcext:value-type="string">
            <text:p>&lt;value_node value="2270681"/&gt;</text:p>
          </table:table-cell>
          <table:table-cell office:value-type="float" office:value="324383" calcext:value-type="float">
            <text:p>324383</text:p>
          </table:table-cell>
          <table:table-cell table:formula="of:=[.B313]*[.F313]" office:value-type="float" office:value="2270681" calcext:value-type="float">
            <text:p>2270681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payout&gt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scap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contract_cost&gt;</text:p>
          </table:table-cell>
          <table:table-cell table:number-columns-repeated="7"/>
        </table:table-row>
        <table:table-row table:style-name="ro1">
          <table:table-cell table:formula="of:=COM.MICROSOFT.CONCAT([.D318];[.C318];[.E318])" office:value-type="string" office:string-value="&lt;value_node value=&quot;10355&quot;/&gt;" calcext:value-type="string">
            <text:p>&lt;value_node value="10355"/&gt;</text:p>
          </table:table-cell>
          <table:table-cell office:value-type="float" office:value="20710" calcext:value-type="float">
            <text:p>20710</text:p>
          </table:table-cell>
          <table:table-cell table:formula="of:=[.B318]*[.F318]" office:value-type="float" office:value="10355" calcext:value-type="float">
            <text:p>1035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formula="of:=COM.MICROSOFT.CONCAT([.D319];[.C319];[.E319])" office:value-type="string" office:string-value="&lt;value_node value=&quot;20245&quot;/&gt;" calcext:value-type="string">
            <text:p>&lt;value_node value="20245"/&gt;</text:p>
          </table:table-cell>
          <table:table-cell office:value-type="float" office:value="40490" calcext:value-type="float">
            <text:p>40490</text:p>
          </table:table-cell>
          <table:table-cell table:formula="of:=[.B319]*[.F319]" office:value-type="float" office:value="20245" calcext:value-type="float">
            <text:p>2024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formula="of:=COM.MICROSOFT.CONCAT([.D320];[.C320];[.E320])" office:value-type="string" office:string-value="&lt;value_node value=&quot;51855&quot;/&gt;" calcext:value-type="string">
            <text:p>&lt;value_node value="51855"/&gt;</text:p>
          </table:table-cell>
          <table:table-cell office:value-type="float" office:value="103710" calcext:value-type="float">
            <text:p>103710</text:p>
          </table:table-cell>
          <table:table-cell table:formula="of:=[.B320]*[.F320]" office:value-type="float" office:value="51855" calcext:value-type="float">
            <text:p>5185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formula="of:=COM.MICROSOFT.CONCAT([.D321];[.C321];[.E321])" office:value-type="string" office:string-value="&lt;value_node value=&quot;103515&quot;/&gt;" calcext:value-type="string">
            <text:p>&lt;value_node value="103515"/&gt;</text:p>
          </table:table-cell>
          <table:table-cell office:value-type="float" office:value="207030" calcext:value-type="float">
            <text:p>207030</text:p>
          </table:table-cell>
          <table:table-cell table:formula="of:=[.B321]*[.F321]" office:value-type="float" office:value="103515" calcext:value-type="float">
            <text:p>10351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formula="of:=COM.MICROSOFT.CONCAT([.D322];[.C322];[.E322])" office:value-type="string" office:string-value="&lt;value_node value=&quot;132272.5&quot;/&gt;" calcext:value-type="string">
            <text:p>&lt;value_node value="132272.5"/&gt;</text:p>
          </table:table-cell>
          <table:table-cell office:value-type="float" office:value="264545" calcext:value-type="float">
            <text:p>264545</text:p>
          </table:table-cell>
          <table:table-cell table:formula="of:=[.B322]*[.F322]" office:value-type="float" office:value="132272.5" calcext:value-type="float">
            <text:p>132273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formula="of:=COM.MICROSOFT.CONCAT([.D323];[.C323];[.E323])" office:value-type="string" office:string-value="&lt;value_node value=&quot;132395&quot;/&gt;" calcext:value-type="string">
            <text:p>&lt;value_node value="132395"/&gt;</text:p>
          </table:table-cell>
          <table:table-cell office:value-type="float" office:value="264790" calcext:value-type="float">
            <text:p>264790</text:p>
          </table:table-cell>
          <table:table-cell table:formula="of:=[.B323]*[.F323]" office:value-type="float" office:value="132395" calcext:value-type="float">
            <text:p>13239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formula="of:=COM.MICROSOFT.CONCAT([.D324];[.C324];[.E324])" office:value-type="string" office:string-value="&lt;value_node value=&quot;132515&quot;/&gt;" calcext:value-type="string">
            <text:p>&lt;value_node value="132515"/&gt;</text:p>
          </table:table-cell>
          <table:table-cell office:value-type="float" office:value="265030" calcext:value-type="float">
            <text:p>265030</text:p>
          </table:table-cell>
          <table:table-cell table:formula="of:=[.B324]*[.F324]" office:value-type="float" office:value="132515" calcext:value-type="float">
            <text:p>13251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contract_cost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crimenet_callout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!-- placeholder --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value_node value="nothing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crimenet_callout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crimenet_video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!-- placeholder --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value_node value="cn_branchbank2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crimenet_videos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max_mission_xp&gt;</text:p>
          </table:table-cell>
          <table:table-cell table:number-columns-repeated="7"/>
        </table:table-row>
        <table:table-row table:style-name="ro1">
          <table:table-cell table:formula="of:=COM.MICROSOFT.CONCAT([.D335];[.C335];[.E335])" office:value-type="string" office:string-value="&lt;value_node value=&quot;11868.5&quot;/&gt;" calcext:value-type="string">
            <text:p>&lt;value_node value="11868.5"/&gt;</text:p>
          </table:table-cell>
          <table:table-cell office:value-type="float" office:value="23737" calcext:value-type="float">
            <text:p>23737</text:p>
          </table:table-cell>
          <table:table-cell table:formula="of:=[.B335]*[.F335]" office:value-type="float" office:value="11868.5" calcext:value-type="float">
            <text:p>11869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formula="of:=COM.MICROSOFT.CONCAT([.D336];[.C336];[.E336])" office:value-type="string" office:string-value="&lt;value_node value=&quot;11868.5&quot;/&gt;" calcext:value-type="string">
            <text:p>&lt;value_node value="11868.5"/&gt;</text:p>
          </table:table-cell>
          <table:table-cell office:value-type="float" office:value="23737" calcext:value-type="float">
            <text:p>23737</text:p>
          </table:table-cell>
          <table:table-cell table:formula="of:=[.B336]*[.F336]" office:value-type="float" office:value="11868.5" calcext:value-type="float">
            <text:p>11869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formula="of:=COM.MICROSOFT.CONCAT([.D337];[.C337];[.E337])" office:value-type="string" office:string-value="&lt;value_node value=&quot;11868.5&quot;/&gt;" calcext:value-type="string">
            <text:p>&lt;value_node value="11868.5"/&gt;</text:p>
          </table:table-cell>
          <table:table-cell office:value-type="float" office:value="23737" calcext:value-type="float">
            <text:p>23737</text:p>
          </table:table-cell>
          <table:table-cell table:formula="of:=[.B337]*[.F337]" office:value-type="float" office:value="11868.5" calcext:value-type="float">
            <text:p>11869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formula="of:=COM.MICROSOFT.CONCAT([.D338];[.C338];[.E338])" office:value-type="string" office:string-value="&lt;value_node value=&quot;11868.5&quot;/&gt;" calcext:value-type="string">
            <text:p>&lt;value_node value="11868.5"/&gt;</text:p>
          </table:table-cell>
          <table:table-cell office:value-type="float" office:value="23737" calcext:value-type="float">
            <text:p>23737</text:p>
          </table:table-cell>
          <table:table-cell table:formula="of:=[.B338]*[.F338]" office:value-type="float" office:value="11868.5" calcext:value-type="float">
            <text:p>11869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formula="of:=COM.MICROSOFT.CONCAT([.D339];[.C339];[.E339])" office:value-type="string" office:string-value="&lt;value_node value=&quot;11868.5&quot;/&gt;" calcext:value-type="string">
            <text:p>&lt;value_node value="11868.5"/&gt;</text:p>
          </table:table-cell>
          <table:table-cell office:value-type="float" office:value="23737" calcext:value-type="float">
            <text:p>23737</text:p>
          </table:table-cell>
          <table:table-cell table:formula="of:=[.B339]*[.F339]" office:value-type="float" office:value="11868.5" calcext:value-type="float">
            <text:p>11869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formula="of:=COM.MICROSOFT.CONCAT([.D340];[.C340];[.E340])" office:value-type="string" office:string-value="&lt;value_node value=&quot;11868.5&quot;/&gt;" calcext:value-type="string">
            <text:p>&lt;value_node value="11868.5"/&gt;</text:p>
          </table:table-cell>
          <table:table-cell office:value-type="float" office:value="23737" calcext:value-type="float">
            <text:p>23737</text:p>
          </table:table-cell>
          <table:table-cell table:formula="of:=[.B340]*[.F340]" office:value-type="float" office:value="11868.5" calcext:value-type="float">
            <text:p>11869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formula="of:=COM.MICROSOFT.CONCAT([.D341];[.C341];[.E341])" office:value-type="string" office:string-value="&lt;value_node value=&quot;11868.5&quot;/&gt;" calcext:value-type="string">
            <text:p>&lt;value_node value="11868.5"/&gt;</text:p>
          </table:table-cell>
          <table:table-cell office:value-type="float" office:value="23737" calcext:value-type="float">
            <text:p>23737</text:p>
          </table:table-cell>
          <table:table-cell table:formula="of:=[.B341]*[.F341]" office:value-type="float" office:value="11868.5" calcext:value-type="float">
            <text:p>11869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max_mission_xp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min_mission_xp&gt;</text:p>
          </table:table-cell>
          <table:table-cell table:number-columns-repeated="7"/>
        </table:table-row>
        <table:table-row table:style-name="ro1">
          <table:table-cell table:formula="of:=COM.MICROSOFT.CONCAT([.D344];[.C344];[.E344])" office:value-type="string" office:string-value="&lt;value_node value=&quot;5185&quot;/&gt;" calcext:value-type="string">
            <text:p>&lt;value_node value="5185"/&gt;</text:p>
          </table:table-cell>
          <table:table-cell office:value-type="float" office:value="10370" calcext:value-type="float">
            <text:p>10370</text:p>
          </table:table-cell>
          <table:table-cell table:formula="of:=[.B344]*[.F344]" office:value-type="float" office:value="5185" calcext:value-type="float">
            <text:p>518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formula="of:=COM.MICROSOFT.CONCAT([.D345];[.C345];[.E345])" office:value-type="string" office:string-value="&lt;value_node value=&quot;5185&quot;/&gt;" calcext:value-type="string">
            <text:p>&lt;value_node value="5185"/&gt;</text:p>
          </table:table-cell>
          <table:table-cell office:value-type="float" office:value="10370" calcext:value-type="float">
            <text:p>10370</text:p>
          </table:table-cell>
          <table:table-cell table:formula="of:=[.B345]*[.F345]" office:value-type="float" office:value="5185" calcext:value-type="float">
            <text:p>518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formula="of:=COM.MICROSOFT.CONCAT([.D346];[.C346];[.E346])" office:value-type="string" office:string-value="&lt;value_node value=&quot;5185&quot;/&gt;" calcext:value-type="string">
            <text:p>&lt;value_node value="5185"/&gt;</text:p>
          </table:table-cell>
          <table:table-cell office:value-type="float" office:value="10370" calcext:value-type="float">
            <text:p>10370</text:p>
          </table:table-cell>
          <table:table-cell table:formula="of:=[.B346]*[.F346]" office:value-type="float" office:value="5185" calcext:value-type="float">
            <text:p>518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formula="of:=COM.MICROSOFT.CONCAT([.D347];[.C347];[.E347])" office:value-type="string" office:string-value="&lt;value_node value=&quot;5185&quot;/&gt;" calcext:value-type="string">
            <text:p>&lt;value_node value="5185"/&gt;</text:p>
          </table:table-cell>
          <table:table-cell office:value-type="float" office:value="10370" calcext:value-type="float">
            <text:p>10370</text:p>
          </table:table-cell>
          <table:table-cell table:formula="of:=[.B347]*[.F347]" office:value-type="float" office:value="5185" calcext:value-type="float">
            <text:p>518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formula="of:=COM.MICROSOFT.CONCAT([.D348];[.C348];[.E348])" office:value-type="string" office:string-value="&lt;value_node value=&quot;5185&quot;/&gt;" calcext:value-type="string">
            <text:p>&lt;value_node value="5185"/&gt;</text:p>
          </table:table-cell>
          <table:table-cell office:value-type="float" office:value="10370" calcext:value-type="float">
            <text:p>10370</text:p>
          </table:table-cell>
          <table:table-cell table:formula="of:=[.B348]*[.F348]" office:value-type="float" office:value="5185" calcext:value-type="float">
            <text:p>518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formula="of:=COM.MICROSOFT.CONCAT([.D349];[.C349];[.E349])" office:value-type="string" office:string-value="&lt;value_node value=&quot;5185&quot;/&gt;" calcext:value-type="string">
            <text:p>&lt;value_node value="5185"/&gt;</text:p>
          </table:table-cell>
          <table:table-cell office:value-type="float" office:value="10370" calcext:value-type="float">
            <text:p>10370</text:p>
          </table:table-cell>
          <table:table-cell table:formula="of:=[.B349]*[.F349]" office:value-type="float" office:value="5185" calcext:value-type="float">
            <text:p>518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formula="of:=COM.MICROSOFT.CONCAT([.D350];[.C350];[.E350])" office:value-type="string" office:string-value="&lt;value_node value=&quot;5185&quot;/&gt;" calcext:value-type="string">
            <text:p>&lt;value_node value="5185"/&gt;</text:p>
          </table:table-cell>
          <table:table-cell office:value-type="float" office:value="10370" calcext:value-type="float">
            <text:p>10370</text:p>
          </table:table-cell>
          <table:table-cell table:formula="of:=[.B350]*[.F350]" office:value-type="float" office:value="5185" calcext:value-type="float">
            <text:p>5185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min_mission_xp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yout&gt;</text:p>
          </table:table-cell>
          <table:table-cell table:number-columns-repeated="7"/>
        </table:table-row>
        <table:table-row table:style-name="ro1">
          <table:table-cell table:formula="of:=COM.MICROSOFT.CONCAT([.D353];[.C353];[.E353])" office:value-type="string" office:string-value="&lt;value_node value=&quot;16362.5&quot;/&gt;" calcext:value-type="string">
            <text:p>&lt;value_node value="16362.5"/&gt;</text:p>
          </table:table-cell>
          <table:table-cell office:value-type="float" office:value="32725" calcext:value-type="float">
            <text:p>32725</text:p>
          </table:table-cell>
          <table:table-cell table:formula="of:=[.B353]*[.F353]" office:value-type="float" office:value="16362.5" calcext:value-type="float">
            <text:p>16363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formula="of:=COM.MICROSOFT.CONCAT([.D354];[.C354];[.E354])" office:value-type="string" office:string-value="&lt;value_node value=&quot;30026&quot;/&gt;" calcext:value-type="string">
            <text:p>&lt;value_node value="30026"/&gt;</text:p>
          </table:table-cell>
          <table:table-cell office:value-type="float" office:value="60052" calcext:value-type="float">
            <text:p>60052</text:p>
          </table:table-cell>
          <table:table-cell table:formula="of:=[.B354]*[.F354]" office:value-type="float" office:value="30026" calcext:value-type="float">
            <text:p>30026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formula="of:=COM.MICROSOFT.CONCAT([.D355];[.C355];[.E355])" office:value-type="string" office:string-value="&lt;value_node value=&quot;65069.5&quot;/&gt;" calcext:value-type="string">
            <text:p>&lt;value_node value="65069.5"/&gt;</text:p>
          </table:table-cell>
          <table:table-cell office:value-type="float" office:value="130139" calcext:value-type="float">
            <text:p>130139</text:p>
          </table:table-cell>
          <table:table-cell table:formula="of:=[.B355]*[.F355]" office:value-type="float" office:value="65069.5" calcext:value-type="float">
            <text:p>6507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formula="of:=COM.MICROSOFT.CONCAT([.D356];[.C356];[.E356])" office:value-type="string" office:string-value="&lt;value_node value=&quot;123102&quot;/&gt;" calcext:value-type="string">
            <text:p>&lt;value_node value="123102"/&gt;</text:p>
          </table:table-cell>
          <table:table-cell office:value-type="float" office:value="246204" calcext:value-type="float">
            <text:p>246204</text:p>
          </table:table-cell>
          <table:table-cell table:formula="of:=[.B356]*[.F356]" office:value-type="float" office:value="123102" calcext:value-type="float">
            <text:p>123102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formula="of:=COM.MICROSOFT.CONCAT([.D357];[.C357];[.E357])" office:value-type="string" office:string-value="&lt;value_node value=&quot;159533.5&quot;/&gt;" calcext:value-type="string">
            <text:p>&lt;value_node value="159533.5"/&gt;</text:p>
          </table:table-cell>
          <table:table-cell office:value-type="float" office:value="319067" calcext:value-type="float">
            <text:p>319067</text:p>
          </table:table-cell>
          <table:table-cell table:formula="of:=[.B357]*[.F357]" office:value-type="float" office:value="159533.5" calcext:value-type="float">
            <text:p>159534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formula="of:=COM.MICROSOFT.CONCAT([.D358];[.C358];[.E358])" office:value-type="string" office:string-value="&lt;value_node value=&quot;161121.5&quot;/&gt;" calcext:value-type="string">
            <text:p>&lt;value_node value="161121.5"/&gt;</text:p>
          </table:table-cell>
          <table:table-cell office:value-type="float" office:value="322243" calcext:value-type="float">
            <text:p>322243</text:p>
          </table:table-cell>
          <table:table-cell table:formula="of:=[.B358]*[.F358]" office:value-type="float" office:value="161121.5" calcext:value-type="float">
            <text:p>161122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formula="of:=COM.MICROSOFT.CONCAT([.D359];[.C359];[.E359])" office:value-type="string" office:string-value="&lt;value_node value=&quot;162191.5&quot;/&gt;" calcext:value-type="string">
            <text:p>&lt;value_node value="162191.5"/&gt;</text:p>
          </table:table-cell>
          <table:table-cell office:value-type="float" office:value="324383" calcext:value-type="float">
            <text:p>324383</text:p>
          </table:table-cell>
          <table:table-cell table:formula="of:=[.B359]*[.F359]" office:value-type="float" office:value="162191.5" calcext:value-type="float">
            <text:p>162192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/payout&gt;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formula="of:=COM.MICROSOFT.CONCAT([.D364];[.C364];[.E364])" office:value-type="string" office:string-value="&lt;value_node value=&quot;10000&quot;/&gt;" calcext:value-type="string">
            <text:p>&lt;value_node value="10000"/&gt;</text:p>
          </table:table-cell>
          <table:table-cell table:formula="of:=LEFT([.G364]; FIND(&quot;,&quot;;[.G364])-1)" office:value-type="string" office:string-value="20000" calcext:value-type="string">
            <text:p>20000</text:p>
          </table:table-cell>
          <table:table-cell table:formula="of:=[.B364]*[.F364]" office:value-type="float" office:value="10000" calcext:value-type="float">
            <text:p>1000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formula="of:=CLEAN([.H364])" office:value-type="string" office:string-value="20000," calcext:value-type="string">
            <text:p>20000,</text:p>
          </table:table-cell>
          <table:table-cell office:value-type="string" calcext:value-type="string">
            <text:p>20000,</text:p>
          </table:table-cell>
        </table:table-row>
        <table:table-row table:style-name="ro1">
          <table:table-cell table:formula="of:=COM.MICROSOFT.CONCAT([.D365];[.C365];[.E365])" office:value-type="string" office:string-value="&lt;value_node value=&quot;18000&quot;/&gt;" calcext:value-type="string">
            <text:p>&lt;value_node value="18000"/&gt;</text:p>
          </table:table-cell>
          <table:table-cell table:formula="of:=LEFT([.G365]; FIND(&quot;,&quot;;[.G365])-1)" office:value-type="string" office:string-value="36000" calcext:value-type="string">
            <text:p>36000</text:p>
          </table:table-cell>
          <table:table-cell table:formula="of:=[.B365]*[.F365]" office:value-type="float" office:value="18000" calcext:value-type="float">
            <text:p>1800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formula="of:=CLEAN([.H365])" office:value-type="string" office:string-value="36000," calcext:value-type="string">
            <text:p>36000,</text:p>
          </table:table-cell>
          <table:table-cell office:value-type="string" calcext:value-type="string">
            <text:p><text:tab/><text:tab/><text:tab/>36000,</text:p>
          </table:table-cell>
        </table:table-row>
        <table:table-row table:style-name="ro1">
          <table:table-cell table:formula="of:=COM.MICROSOFT.CONCAT([.D366];[.C366];[.E366])" office:value-type="string" office:string-value="&lt;value_node value=&quot;25000&quot;/&gt;" calcext:value-type="string">
            <text:p>&lt;value_node value="25000"/&gt;</text:p>
          </table:table-cell>
          <table:table-cell table:formula="of:=LEFT([.G366]; FIND(&quot;,&quot;;[.G366])-1)" office:value-type="string" office:string-value="50000" calcext:value-type="string">
            <text:p>50000</text:p>
          </table:table-cell>
          <table:table-cell table:formula="of:=[.B366]*[.F366]" office:value-type="float" office:value="25000" calcext:value-type="float">
            <text:p>2500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formula="of:=CLEAN([.H366])" office:value-type="string" office:string-value="50000," calcext:value-type="string">
            <text:p>50000,</text:p>
          </table:table-cell>
          <table:table-cell office:value-type="string" calcext:value-type="string">
            <text:p><text:tab/><text:tab/><text:tab/>50000,</text:p>
          </table:table-cell>
        </table:table-row>
        <table:table-row table:style-name="ro1">
          <table:table-cell table:formula="of:=COM.MICROSOFT.CONCAT([.D367];[.C367];[.E367])" office:value-type="string" office:string-value="&lt;value_node value=&quot;45000&quot;/&gt;" calcext:value-type="string">
            <text:p>&lt;value_node value="45000"/&gt;</text:p>
          </table:table-cell>
          <table:table-cell table:formula="of:=LEFT([.G367]; FIND(&quot;,&quot;;[.G367])-1)" office:value-type="string" office:string-value="90000" calcext:value-type="string">
            <text:p>90000</text:p>
          </table:table-cell>
          <table:table-cell table:formula="of:=[.B367]*[.F367]" office:value-type="float" office:value="45000" calcext:value-type="float">
            <text:p>4500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formula="of:=CLEAN([.H367])" office:value-type="string" office:string-value="90000," calcext:value-type="string">
            <text:p>90000,</text:p>
          </table:table-cell>
          <table:table-cell office:value-type="string" calcext:value-type="string">
            <text:p><text:tab/><text:tab/><text:tab/>90000,</text:p>
          </table:table-cell>
        </table:table-row>
        <table:table-row table:style-name="ro1">
          <table:table-cell table:formula="of:=COM.MICROSOFT.CONCAT([.D368];[.C368];[.E368])" office:value-type="string" office:string-value="&lt;value_node value=&quot;75000&quot;/&gt;" calcext:value-type="string">
            <text:p>&lt;value_node value="75000"/&gt;</text:p>
          </table:table-cell>
          <table:table-cell table:formula="of:=LEFT([.G368]; FIND(&quot;,&quot;;[.G368])-1)" office:value-type="string" office:string-value="150000" calcext:value-type="string">
            <text:p>150000</text:p>
          </table:table-cell>
          <table:table-cell table:formula="of:=[.B368]*[.F368]" office:value-type="float" office:value="75000" calcext:value-type="float">
            <text:p>7500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formula="of:=CLEAN([.H368])" office:value-type="string" office:string-value="150000," calcext:value-type="string">
            <text:p>150000,</text:p>
          </table:table-cell>
          <table:table-cell office:value-type="string" calcext:value-type="string">
            <text:p><text:tab/><text:tab/><text:tab/>150000,</text:p>
          </table:table-cell>
        </table:table-row>
        <table:table-row table:style-name="ro1">
          <table:table-cell table:formula="of:=COM.MICROSOFT.CONCAT([.D369];[.C369];[.E369])" office:value-type="string" office:string-value="&lt;value_node value=&quot;75000&quot;/&gt;" calcext:value-type="string">
            <text:p>&lt;value_node value="75000"/&gt;</text:p>
          </table:table-cell>
          <table:table-cell table:formula="of:=LEFT([.G369]; FIND(&quot;,&quot;;[.G369])-1)" office:value-type="string" office:string-value="150000" calcext:value-type="string">
            <text:p>150000</text:p>
          </table:table-cell>
          <table:table-cell table:formula="of:=[.B369]*[.F369]" office:value-type="float" office:value="75000" calcext:value-type="float">
            <text:p>7500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formula="of:=CLEAN([.H369])" office:value-type="string" office:string-value="150000," calcext:value-type="string">
            <text:p>150000,</text:p>
          </table:table-cell>
          <table:table-cell office:value-type="string" calcext:value-type="string">
            <text:p><text:tab/><text:tab/><text:tab/>150000,</text:p>
          </table:table-cell>
        </table:table-row>
        <table:table-row table:style-name="ro1">
          <table:table-cell table:formula="of:=COM.MICROSOFT.CONCAT([.D370];[.C370];[.E370])" office:value-type="string" office:string-value="&lt;value_node value=&quot;75000&quot;/&gt;" calcext:value-type="string">
            <text:p>&lt;value_node value="75000"/&gt;</text:p>
          </table:table-cell>
          <table:table-cell table:formula="of:=[.G370]" office:value-type="string" office:string-value="150000" calcext:value-type="string">
            <text:p>150000</text:p>
          </table:table-cell>
          <table:table-cell table:formula="of:=[.B370]*[.F370]" office:value-type="float" office:value="75000" calcext:value-type="float">
            <text:p>75000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office:value-type="float" office:value="0.5" calcext:value-type="float">
            <text:p>0.5</text:p>
          </table:table-cell>
          <table:table-cell table:formula="of:=CLEAN([.H370])" office:value-type="string" office:string-value="150000" calcext:value-type="string">
            <text:p>150000</text:p>
          </table:table-cell>
          <table:table-cell office:value-type="string" calcext:value-type="string">
            <text:p><text:tab/><text:tab/><text:tab/>150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Value (paste)</text:p>
          </table:table-cell>
          <table:table-cell office:value-type="string" calcext:value-type="string">
            <text:p>Mul</text:p>
          </table:table-cell>
          <table:table-cell table:number-columns-repeated="2"/>
          <table:table-cell office:value-type="string" calcext:value-type="string">
            <text:p>Clea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imes</text:p>
          </table:table-cell>
        </table:table-row>
        <table:table-row table:style-name="ro1">
          <table:table-cell table:formula="of:=COM.MICROSOFT.CONCAT([.D373];[.H373];[.E373])" office:value-type="string" office:string-value="&lt;value_node value=&quot;31680&quot;/&gt;" calcext:value-type="string">
            <text:p>&lt;value_node value="31680"/&gt;</text:p>
          </table:table-cell>
          <table:table-cell office:value-type="string" calcext:value-type="string">
            <text:p>96000,</text:p>
          </table:table-cell>
          <table:table-cell table:style-name="ce3" office:value-type="float" office:value="0.33" calcext:value-type="float">
            <text:p>0.33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table:formula="of:=CLEAN([.B373])" office:value-type="string" office:string-value="96000," calcext:value-type="string">
            <text:p>96000,</text:p>
          </table:table-cell>
          <table:table-cell table:formula="of:=LEFT([.F373]; LEN([.F373])-1)" office:value-type="string" office:string-value="96000" calcext:value-type="string">
            <text:p>96000</text:p>
          </table:table-cell>
          <table:table-cell table:formula="of:=[.G373]*[.C373]" office:value-type="float" office:value="31680" calcext:value-type="float">
            <text:p>31680</text:p>
          </table:table-cell>
        </table:table-row>
        <table:table-row table:style-name="ro1">
          <table:table-cell table:formula="of:=COM.MICROSOFT.CONCAT([.D374];[.H374];[.E374])" office:value-type="string" office:string-value="&lt;value_node value=&quot;31680&quot;/&gt;" calcext:value-type="string">
            <text:p>&lt;value_node value="31680"/&gt;</text:p>
          </table:table-cell>
          <table:table-cell office:value-type="string" calcext:value-type="string">
            <text:p><text:tab/><text:tab/>96000,</text:p>
          </table:table-cell>
          <table:table-cell table:style-name="ce3" office:value-type="float" office:value="0.33" calcext:value-type="float">
            <text:p>0.33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table:formula="of:=CLEAN([.B374])" office:value-type="string" office:string-value="96000," calcext:value-type="string">
            <text:p>96000,</text:p>
          </table:table-cell>
          <table:table-cell table:formula="of:=LEFT([.F374]; LEN([.F374])-1)" office:value-type="string" office:string-value="96000" calcext:value-type="string">
            <text:p>96000</text:p>
          </table:table-cell>
          <table:table-cell table:formula="of:=[.G374]*[.C374]" office:value-type="float" office:value="31680" calcext:value-type="float">
            <text:p>31680</text:p>
          </table:table-cell>
        </table:table-row>
        <table:table-row table:style-name="ro1">
          <table:table-cell table:formula="of:=COM.MICROSOFT.CONCAT([.D375];[.H375];[.E375])" office:value-type="string" office:string-value="&lt;value_node value=&quot;31680&quot;/&gt;" calcext:value-type="string">
            <text:p>&lt;value_node value="31680"/&gt;</text:p>
          </table:table-cell>
          <table:table-cell office:value-type="string" calcext:value-type="string">
            <text:p><text:tab/><text:tab/>96000,</text:p>
          </table:table-cell>
          <table:table-cell table:style-name="ce3" office:value-type="float" office:value="0.33" calcext:value-type="float">
            <text:p>0.33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table:formula="of:=CLEAN([.B375])" office:value-type="string" office:string-value="96000," calcext:value-type="string">
            <text:p>96000,</text:p>
          </table:table-cell>
          <table:table-cell table:formula="of:=LEFT([.F375]; LEN([.F375])-1)" office:value-type="string" office:string-value="96000" calcext:value-type="string">
            <text:p>96000</text:p>
          </table:table-cell>
          <table:table-cell table:formula="of:=[.G375]*[.C375]" office:value-type="float" office:value="31680" calcext:value-type="float">
            <text:p>31680</text:p>
          </table:table-cell>
        </table:table-row>
        <table:table-row table:style-name="ro1">
          <table:table-cell table:formula="of:=COM.MICROSOFT.CONCAT([.D376];[.H376];[.E376])" office:value-type="string" office:string-value="&lt;value_node value=&quot;31680&quot;/&gt;" calcext:value-type="string">
            <text:p>&lt;value_node value="31680"/&gt;</text:p>
          </table:table-cell>
          <table:table-cell office:value-type="string" calcext:value-type="string">
            <text:p><text:tab/><text:tab/>96000,</text:p>
          </table:table-cell>
          <table:table-cell table:style-name="ce3" office:value-type="float" office:value="0.33" calcext:value-type="float">
            <text:p>0.33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table:formula="of:=CLEAN([.B376])" office:value-type="string" office:string-value="96000," calcext:value-type="string">
            <text:p>96000,</text:p>
          </table:table-cell>
          <table:table-cell table:formula="of:=LEFT([.F376]; LEN([.F376])-1)" office:value-type="string" office:string-value="96000" calcext:value-type="string">
            <text:p>96000</text:p>
          </table:table-cell>
          <table:table-cell table:formula="of:=[.G376]*[.C376]" office:value-type="float" office:value="31680" calcext:value-type="float">
            <text:p>31680</text:p>
          </table:table-cell>
        </table:table-row>
        <table:table-row table:style-name="ro1">
          <table:table-cell table:formula="of:=COM.MICROSOFT.CONCAT([.D377];[.H377];[.E377])" office:value-type="string" office:string-value="&lt;value_node value=&quot;31680&quot;/&gt;" calcext:value-type="string">
            <text:p>&lt;value_node value="31680"/&gt;</text:p>
          </table:table-cell>
          <table:table-cell office:value-type="string" calcext:value-type="string">
            <text:p><text:tab/><text:tab/>96000,</text:p>
          </table:table-cell>
          <table:table-cell table:style-name="ce3" office:value-type="float" office:value="0.33" calcext:value-type="float">
            <text:p>0.33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table:formula="of:=CLEAN([.B377])" office:value-type="string" office:string-value="96000," calcext:value-type="string">
            <text:p>96000,</text:p>
          </table:table-cell>
          <table:table-cell table:formula="of:=LEFT([.F377]; LEN([.F377])-1)" office:value-type="string" office:string-value="96000" calcext:value-type="string">
            <text:p>96000</text:p>
          </table:table-cell>
          <table:table-cell table:formula="of:=[.G377]*[.C377]" office:value-type="float" office:value="31680" calcext:value-type="float">
            <text:p>31680</text:p>
          </table:table-cell>
        </table:table-row>
        <table:table-row table:style-name="ro1">
          <table:table-cell table:formula="of:=COM.MICROSOFT.CONCAT([.D378];[.H378];[.E378])" office:value-type="string" office:string-value="&lt;value_node value=&quot;31680&quot;/&gt;" calcext:value-type="string">
            <text:p>&lt;value_node value="31680"/&gt;</text:p>
          </table:table-cell>
          <table:table-cell office:value-type="string" calcext:value-type="string">
            <text:p><text:tab/><text:tab/>96000,</text:p>
          </table:table-cell>
          <table:table-cell table:style-name="ce3" office:value-type="float" office:value="0.33" calcext:value-type="float">
            <text:p>0.33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table:formula="of:=CLEAN([.B378])" office:value-type="string" office:string-value="96000," calcext:value-type="string">
            <text:p>96000,</text:p>
          </table:table-cell>
          <table:table-cell table:formula="of:=LEFT([.F378]; LEN([.F378])-1)" office:value-type="string" office:string-value="96000" calcext:value-type="string">
            <text:p>96000</text:p>
          </table:table-cell>
          <table:table-cell table:formula="of:=[.G378]*[.C378]" office:value-type="float" office:value="31680" calcext:value-type="float">
            <text:p>31680</text:p>
          </table:table-cell>
        </table:table-row>
        <table:table-row table:style-name="ro1">
          <table:table-cell table:formula="of:=COM.MICROSOFT.CONCAT([.D379];[.H379];[.E379])" office:value-type="string" office:string-value="&lt;value_node value=&quot;31680&quot;/&gt;" calcext:value-type="string">
            <text:p>&lt;value_node value="31680"/&gt;</text:p>
          </table:table-cell>
          <table:table-cell office:value-type="string" calcext:value-type="string">
            <text:p><text:tab/><text:tab/>96000</text:p>
          </table:table-cell>
          <table:table-cell table:style-name="ce3" office:value-type="float" office:value="0.33" calcext:value-type="float">
            <text:p>0.33</text:p>
          </table:table-cell>
          <table:table-cell office:value-type="string" calcext:value-type="string">
            <text:p>&lt;value_node value="</text:p>
          </table:table-cell>
          <table:table-cell office:value-type="string" calcext:value-type="string">
            <text:p>"/&gt;</text:p>
          </table:table-cell>
          <table:table-cell table:formula="of:=CLEAN([.B379])" office:value-type="string" office:string-value="96000" calcext:value-type="string">
            <text:p>96000</text:p>
          </table:table-cell>
          <table:table-cell table:formula="of:=LEFT([.F379]; LEN([.F379]))" office:value-type="string" office:string-value="96000" calcext:value-type="string">
            <text:p>96000</text:p>
          </table:table-cell>
          <table:table-cell table:formula="of:=[.G379]*[.C379]" office:value-type="float" office:value="31680" calcext:value-type="float">
            <text:p>31680</text:p>
          </table:table-cell>
        </table:table-row>
        <table:table-row table:style-name="ro1" table:number-rows-repeated="10">
          <table:table-cell table:number-columns-repeated="2"/>
          <table:table-cell table:style-name="ce3"/>
          <table:table-cell table:number-columns-repeated="5"/>
        </table:table-row>
        <table:table-row table:style-name="ro1" table:number-rows-repeated="104818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8T06:26:08.800000000</meta:creation-date>
    <dc:date>2023-07-31T23:06:25.323000000</dc:date>
    <meta:editing-duration>PT1H52M1S</meta:editing-duration>
    <meta:editing-cycles>39</meta:editing-cycles>
    <meta:generator>LibreOffice/7.5.2.2$Windows_X86_64 LibreOffice_project/53bb9681a964705cf672590721dbc85eb4d0c3a2</meta:generator>
    <meta:document-statistic meta:table-count="1" meta:cell-count="1591" meta:object-count="0"/>
  </office:meta>
</office:document-meta>
</file>